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be0f09"/>
    </style:style>
    <style:style style:name="P6" style:family="paragraph" style:parent-style-name="Text_20_body">
      <style:paragraph-properties fo:margin-left="0in" fo:margin-right="0in" fo:text-align="center" style:justify-single-word="false" fo:text-indent="0.1965in" style:auto-text-indent="false"/>
    </style:style>
    <style:style style:name="P7"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8"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be0f09"/>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be0f09"/>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6"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style:style>
    <style:style style:name="P3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c42bec" officeooo:paragraph-rsid="00c42bec"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c776ba" style:font-style-asian="normal" style:font-style-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8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8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8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8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8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8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0592" style:font-style-asian="normal" style:font-style-complex="normal"/>
    </style:style>
    <style:style style:name="P9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bfa6" style:font-style-asian="normal" style:font-style-complex="normal"/>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5eb1f" style:font-style-asian="normal" style:font-style-complex="normal"/>
    </style:style>
    <style:style style:name="P9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61d3c" style:font-style-asian="normal" style:font-style-complex="normal"/>
    </style:style>
    <style:style style:name="P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793eb" style:font-style-asian="normal" style:font-style-complex="normal"/>
    </style:style>
    <style:style style:name="P9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01742" style:font-style-asian="normal" style:font-style-complex="normal"/>
    </style:style>
    <style:style style:name="P9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62cf4" style:font-style-asian="normal" style:font-style-complex="normal"/>
    </style:style>
    <style:style style:name="P9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9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aaa5f1" style:font-style-asian="normal" style:font-style-complex="normal"/>
    </style:style>
    <style:style style:name="P9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b01742" style:font-style-asian="normal" style:font-style-complex="normal"/>
    </style:style>
    <style:style style:name="P9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aaa5f1" officeooo:paragraph-rsid="00be0f09"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24e3a"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5b4f3" style:font-style-asian="italic" style:font-style-complex="italic"/>
    </style:style>
    <style:style style:name="P10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10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10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10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0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b1e1b" style:font-style-asian="italic" style:font-style-complex="italic"/>
    </style:style>
    <style:style style:name="P109" style:family="paragraph" style:parent-style-name="Text_20_body">
      <loext:graphic-properties draw:fill="none" draw:fill-color="#ffffff"/>
      <style:paragraph-properties fo:margin-left="0in" fo:margin-right="0in" fo:text-align="center"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1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bef6b6"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1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1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fo:color="#0000ff"/>
    </style:style>
    <style:style style:name="P11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2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2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2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2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3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text-align="justify" style:justify-single-word="false"/>
    </style:style>
    <style:style style:name="P137" style:family="paragraph" style:parent-style-name="Text_20_body">
      <style:text-properties fo:language="ru" fo:country="RU"/>
    </style:style>
    <style:style style:name="P138" style:family="paragraph" style:parent-style-name="Text_20_body">
      <loext:graphic-properties draw:fill="solid" draw:fill-color="#eeeeee" draw:opacity="100%"/>
      <style:paragraph-properties fo:background-color="#eeeeee"/>
      <style:text-properties fo:language="ru" fo:country="RU"/>
    </style:style>
    <style:style style:name="P13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40" style:family="paragraph" style:parent-style-name="Text_20_body">
      <style:text-properties fo:language="en" fo:country="US"/>
    </style:style>
    <style:style style:name="P141" style:family="paragraph" style:parent-style-name="Text_20_body">
      <loext:graphic-properties draw:fill="solid" draw:fill-color="#eeeeee" draw:opacity="100%"/>
      <style:paragraph-properties fo:background-color="#eeeeee"/>
    </style:style>
    <style:style style:name="P142" style:family="paragraph" style:parent-style-name="First_20_line_20_indent">
      <loext:graphic-properties draw:fill="solid" draw:fill-color="#eeeeee" draw:opacity="100%"/>
      <style:paragraph-properties fo:background-color="#eeeeee"/>
      <style:text-properties fo:language="ru" fo:country="RU"/>
    </style:style>
    <style:style style:name="P14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Text_20_body">
      <style:paragraph-properties fo:margin-left="0in" fo:margin-right="0in" fo:text-align="justify" style:justify-single-word="false" fo:text-indent="0in" style:auto-text-indent="false"/>
      <style:text-properties fo:color="#800000"/>
    </style:style>
    <style:style style:name="P14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7" style:family="paragraph" style:parent-style-name="Text_20_body">
      <style:paragraph-properties fo:margin-left="0in" fo:margin-right="0in" fo:text-align="center" style:justify-single-word="false" fo:text-indent="0in" style:auto-text-indent="false"/>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4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7" style:family="paragraph" style:parent-style-name="Footnote">
      <style:paragraph-properties fo:margin-left="0in" fo:margin-right="0in" fo:text-indent="0in" style:auto-text-indent="false"/>
      <style:text-properties fo:language="en" fo:country="US"/>
    </style:style>
    <style:style style:name="P158" style:family="paragraph" style:parent-style-name="Footnote">
      <style:text-properties fo:language="en" fo:country="US"/>
    </style:style>
    <style:style style:name="P159" style:family="paragraph" style:parent-style-name="Footnote">
      <style:text-properties fo:language="ru" fo:country="RU"/>
    </style:style>
    <style:style style:name="P160" style:family="paragraph" style:parent-style-name="Footnote">
      <style:text-properties style:use-window-font-color="true" fo:language="ru" fo:country="RU"/>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6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6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8" style:family="paragraph" style:parent-style-name="Text_20_body" style:list-style-name="L1">
      <style:paragraph-properties fo:text-align="justify" style:justify-single-word="false"/>
    </style:style>
    <style:style style:name="P169" style:family="paragraph" style:parent-style-name="Text_20_body" style:list-style-name="L1">
      <style:paragraph-properties fo:text-align="justify" style:justify-single-word="false"/>
      <style:text-properties fo:language="ru" fo:country="RU"/>
    </style:style>
    <style:style style:name="P170" style:family="paragraph" style:parent-style-name="Text_20_body" style:list-style-name="L2">
      <style:paragraph-properties fo:text-align="justify" style:justify-single-word="false"/>
      <style:text-properties fo:language="ru" fo:country="RU"/>
    </style:style>
    <style:style style:name="P17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2" style:family="paragraph" style:parent-style-name="Text_20_body" style:list-style-name="L3">
      <style:text-properties fo:language="ru" fo:country="RU"/>
    </style:style>
    <style:style style:name="P17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rsid="00def85b" officeooo:paragraph-rsid="00def85b" style:font-style-asian="italic" style:font-style-complex="italic"/>
    </style:style>
    <style:style style:name="P17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bef6b6" style:font-style-asian="italic" style:font-style-complex="italic"/>
    </style:style>
    <style:style style:name="P17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be95a4" style:font-style-asian="italic" style:font-style-complex="italic"/>
    </style:style>
    <style:style style:name="P17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d27f8d" style:font-style-asian="italic" style:font-style-complex="italic"/>
    </style:style>
    <style:style style:name="P17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cebcaf" officeooo:paragraph-rsid="00cee4c9" style:font-style-asian="normal" style:font-style-complex="normal"/>
    </style:style>
    <style:style style:name="P1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d9ac7a" officeooo:paragraph-rsid="00d9ac7a" style:font-style-asian="normal" style:font-style-complex="normal"/>
    </style:style>
    <style:style style:name="P18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officeooo:paragraph-rsid="00cee4c9"/>
    </style:style>
    <style:style style:name="P18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cee4c9"/>
    </style:style>
    <style:style style:name="P18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ddea10"/>
    </style:style>
    <style:style style:name="P18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ddea10" officeooo:paragraph-rsid="00ddea10"/>
    </style:style>
    <style:style style:name="P18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8" style:family="paragraph" style:parent-style-name="Heading_20_2">
      <style:text-properties fo:language="en" fo:country="US"/>
    </style:style>
    <style:style style:name="P189" style:family="paragraph" style:parent-style-name="Heading_20_2">
      <style:text-properties fo:language="ru" fo:country="RU"/>
    </style:style>
    <style:style style:name="P190" style:family="paragraph" style:parent-style-name="Heading_20_2">
      <loext:graphic-properties draw:fill="solid" draw:fill-color="#eeeeee" draw:opacity="100%"/>
      <style:paragraph-properties fo:background-color="#eeeeee"/>
      <style:text-properties fo:language="ru" fo:country="RU"/>
    </style:style>
    <style:style style:name="P191" style:family="paragraph" style:parent-style-name="Heading_20_2">
      <loext:graphic-properties draw:fill="solid" draw:fill-color="#eeeeee" draw:opacity="100%"/>
      <style:paragraph-properties fo:background-color="#eeeeee"/>
      <style:text-properties officeooo:paragraph-rsid="00be0f09"/>
    </style:style>
    <style:style style:name="P192" style:family="paragraph" style:parent-style-name="Heading_20_2">
      <loext:graphic-properties draw:fill="solid" draw:fill-color="#eeeeee" draw:opacity="100%"/>
      <style:paragraph-properties fo:background-color="#eeeeee"/>
    </style:style>
    <style:style style:name="P193"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4" style:family="paragraph" style:parent-style-name="Heading_20_1">
      <loext:graphic-properties draw:fill="solid" draw:fill-color="#eeeeee" draw:opacity="100%"/>
      <style:paragraph-properties fo:background-color="#eeeeee"/>
    </style:style>
    <style:style style:name="P195" style:family="paragraph" style:parent-style-name="Heading_20_1">
      <style:paragraph-properties fo:margin-left="0in" fo:margin-right="0in" fo:text-align="center" style:justify-single-word="false" fo:text-indent="0.1965in" style:auto-text-indent="false"/>
    </style:style>
    <style:style style:name="P19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ru" fo:country="RU" officeooo:rsid="00bef6b6"/>
    </style:style>
    <style:style style:name="T16" style:family="text">
      <style:text-properties fo:language="ru" fo:country="RU" officeooo:rsid="00c1a3fe"/>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88a3c"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1dcd84"/>
    </style:style>
    <style:style style:name="T22" style:family="text">
      <style:text-properties fo:language="en" fo:country="US" officeooo:rsid="001f2d73"/>
    </style:style>
    <style:style style:name="T23" style:family="text">
      <style:text-properties fo:language="en" fo:country="US" officeooo:rsid="003ef802"/>
    </style:style>
    <style:style style:name="T24" style:family="text">
      <style:text-properties fo:language="en" fo:country="US" officeooo:rsid="00510a56"/>
    </style:style>
    <style:style style:name="T25" style:family="text">
      <style:text-properties fo:language="en" fo:country="US" officeooo:rsid="005a81a4"/>
    </style:style>
    <style:style style:name="T26" style:family="text">
      <style:text-properties fo:language="en" fo:country="US" officeooo:rsid="009e607e"/>
    </style:style>
    <style:style style:name="T27" style:family="text">
      <style:text-properties fo:language="en" fo:country="US" officeooo:rsid="009fe719"/>
    </style:style>
    <style:style style:name="T28" style:family="text">
      <style:text-properties fo:language="en" fo:country="US" officeooo:rsid="00b01742"/>
    </style:style>
    <style:style style:name="T29" style:family="text">
      <style:text-properties fo:language="en" fo:country="US" officeooo:rsid="00b17317"/>
    </style:style>
    <style:style style:name="T30" style:family="text">
      <style:text-properties fo:language="en" fo:country="US" officeooo:rsid="00c95417"/>
    </style:style>
    <style:style style:name="T31" style:family="text">
      <style:text-properties fo:color="#ff3333"/>
    </style:style>
    <style:style style:name="T32" style:family="text">
      <style:text-properties fo:color="#ff3333" fo:language="ru" fo:country="RU"/>
    </style:style>
    <style:style style:name="T33" style:family="text">
      <style:text-properties fo:color="#ff3333" fo:language="ru" fo:country="RU" fo:font-style="normal" style:font-style-asian="normal" style:font-style-complex="normal"/>
    </style:style>
    <style:style style:name="T34" style:family="text">
      <style:text-properties fo:color="#ff3333" fo:font-style="normal" style:font-style-asian="normal" style:font-style-complex="normal"/>
    </style:style>
    <style:style style:name="T35" style:family="text">
      <style:text-properties fo:font-style="italic" style:font-style-asian="italic" style:font-style-complex="italic"/>
    </style:style>
    <style:style style:name="T36" style:family="text">
      <style:text-properties fo:color="#6666ff" fo:language="ru" fo:country="RU"/>
    </style:style>
    <style:style style:name="T37" style:family="text">
      <style:text-properties fo:color="#800000"/>
    </style:style>
    <style:style style:name="T38" style:family="text">
      <style:text-properties fo:color="#800000" fo:language="ru" fo:country="RU"/>
    </style:style>
    <style:style style:name="T39" style:family="text">
      <style:text-properties fo:color="#800000" fo:language="ru" fo:country="RU" fo:font-style="normal" style:font-style-asian="normal" style:font-style-complex="normal"/>
    </style:style>
    <style:style style:name="T40" style:family="text">
      <style:text-properties fo:color="#800000" fo:language="en" fo:country="US"/>
    </style:style>
    <style:style style:name="T41" style:family="text">
      <style:text-properties fo:color="#800000" fo:language="en" fo:country="US" fo:font-style="normal" style:font-style-asian="normal" style:font-style-complex="normal"/>
    </style:style>
    <style:style style:name="T42" style:family="text">
      <style:text-properties fo:color="#800000" fo:language="en" fo:country="US" officeooo:rsid="005a81a4"/>
    </style:style>
    <style:style style:name="T43" style:family="text">
      <style:text-properties fo:color="#800000" fo:font-style="normal" style:font-style-asian="normal" style:font-style-complex="normal"/>
    </style:style>
    <style:style style:name="T44" style:family="text">
      <style:text-properties fo:color="#800000" officeooo:rsid="0058c799"/>
    </style:style>
    <style:style style:name="T45" style:family="text">
      <style:text-properties fo:color="#ff6600"/>
    </style:style>
    <style:style style:name="T46" style:family="text">
      <style:text-properties fo:color="#ff6600" fo:language="ru" fo:country="RU"/>
    </style:style>
    <style:style style:name="T47" style:family="text">
      <style:text-properties fo:font-weight="bold" style:font-weight-asian="bold" style:font-weight-complex="bold"/>
    </style:style>
    <style:style style:name="T48" style:family="text">
      <style:text-properties style:use-window-font-color="true"/>
    </style:style>
    <style:style style:name="T49" style:family="text">
      <style:text-properties style:use-window-font-color="true" fo:language="ru" fo:country="RU"/>
    </style:style>
    <style:style style:name="T50" style:family="text">
      <style:text-properties style:use-window-font-color="true" fo:language="ru" fo:country="RU" fo:font-style="normal" style:font-style-asian="normal" style:font-style-complex="normal"/>
    </style:style>
    <style:style style:name="T51" style:family="text">
      <style:text-properties style:use-window-font-color="true" fo:language="ru" fo:country="RU" fo:font-style="normal" officeooo:rsid="00cebcaf" style:font-style-asian="normal" style:font-style-complex="normal"/>
    </style:style>
    <style:style style:name="T52" style:family="text">
      <style:text-properties style:use-window-font-color="true" fo:language="ru" fo:country="RU" fo:font-style="normal" officeooo:rsid="00cee4c9" style:font-style-asian="normal" style:font-style-complex="normal"/>
    </style:style>
    <style:style style:name="T53" style:family="text">
      <style:text-properties style:use-window-font-color="true" fo:language="ru" fo:country="RU" fo:font-style="normal" officeooo:rsid="00db683c" style:font-style-asian="normal" style:font-style-complex="normal"/>
    </style:style>
    <style:style style:name="T54" style:family="text">
      <style:text-properties style:use-window-font-color="true" fo:language="ru" fo:country="RU" fo:font-style="normal" fo:font-weight="normal" style:font-style-asian="normal" style:font-weight-asian="normal" style:font-style-complex="normal" style:font-weight-complex="normal"/>
    </style:style>
    <style:style style:name="T55" style:family="text">
      <style:text-properties style:use-window-font-color="true" fo:language="ru" fo:country="RU" fo:font-style="italic" style:font-style-asian="italic" style:font-style-complex="italic"/>
    </style:style>
    <style:style style:name="T56" style:family="text">
      <style:text-properties style:use-window-font-color="true" fo:language="en" fo:country="US"/>
    </style:style>
    <style:style style:name="T57" style:family="text">
      <style:text-properties style:use-window-font-color="true" fo:language="en" fo:country="US" fo:font-style="normal" style:font-style-asian="normal" style:font-style-complex="normal"/>
    </style:style>
    <style:style style:name="T58" style:family="text">
      <style:text-properties style:use-window-font-color="true" fo:language="en" fo:country="US" fo:font-style="normal" officeooo:rsid="0052d633" style:font-style-asian="normal" style:font-style-complex="normal"/>
    </style:style>
    <style:style style:name="T59" style:family="text">
      <style:text-properties style:use-window-font-color="true" fo:language="en" fo:country="US" fo:font-style="normal" fo:background-color="transparent" loext:char-shading-value="0" style:font-style-asian="normal" style:font-style-complex="normal"/>
    </style:style>
    <style:style style:name="T60" style:family="text">
      <style:text-properties style:use-window-font-color="true" fo:font-style="normal" style:font-style-asian="normal" style:font-style-complex="normal"/>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color="#c5000b"/>
    </style:style>
    <style:style style:name="T64" style:family="text">
      <style:text-properties fo:language="fr" fo:country="FR"/>
    </style:style>
    <style:style style:name="T65" style:family="text">
      <style:text-properties fo:color="#0000ff"/>
    </style:style>
    <style:style style:name="T66" style:family="text">
      <style:text-properties fo:color="#3333ff"/>
    </style:style>
    <style:style style:name="T67" style:family="text">
      <style:text-properties fo:font-style="normal"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officeooo:rsid="000ffcc2"/>
    </style:style>
    <style:style style:name="T72" style:family="text">
      <style:text-properties officeooo:rsid="00193ff2"/>
    </style:style>
    <style:style style:name="T73" style:family="text">
      <style:text-properties officeooo:rsid="001ace8b"/>
    </style:style>
    <style:style style:name="T74" style:family="text">
      <style:text-properties officeooo:rsid="001c660b"/>
    </style:style>
    <style:style style:name="T75" style:family="text">
      <style:text-properties officeooo:rsid="001dcd84"/>
    </style:style>
    <style:style style:name="T76" style:family="text">
      <style:text-properties officeooo:rsid="001f2d73"/>
    </style:style>
    <style:style style:name="T77" style:family="text">
      <style:text-properties officeooo:rsid="002200a6"/>
    </style:style>
    <style:style style:name="T78" style:family="text">
      <style:text-properties officeooo:rsid="00253506"/>
    </style:style>
    <style:style style:name="T79" style:family="text">
      <style:text-properties officeooo:rsid="002597d5"/>
    </style:style>
    <style:style style:name="T80" style:family="text">
      <style:text-properties officeooo:rsid="002f349f"/>
    </style:style>
    <style:style style:name="T81" style:family="text">
      <style:text-properties officeooo:rsid="003396d3"/>
    </style:style>
    <style:style style:name="T82" style:family="text">
      <style:text-properties officeooo:rsid="003800b4"/>
    </style:style>
    <style:style style:name="T83" style:family="text">
      <style:text-properties officeooo:rsid="003ef802"/>
    </style:style>
    <style:style style:name="T84" style:family="text">
      <style:text-properties officeooo:rsid="004a84ac"/>
    </style:style>
    <style:style style:name="T85" style:family="text">
      <style:text-properties officeooo:rsid="004c3ada"/>
    </style:style>
    <style:style style:name="T86" style:family="text">
      <style:text-properties officeooo:rsid="004e0345"/>
    </style:style>
    <style:style style:name="T87" style:family="text">
      <style:text-properties officeooo:rsid="004fa2e2"/>
    </style:style>
    <style:style style:name="T88" style:family="text">
      <style:text-properties officeooo:rsid="00510a56"/>
    </style:style>
    <style:style style:name="T89" style:family="text">
      <style:text-properties officeooo:rsid="0052d633"/>
    </style:style>
    <style:style style:name="T90" style:family="text">
      <style:text-properties officeooo:rsid="00542ec6"/>
    </style:style>
    <style:style style:name="T91" style:family="text">
      <style:text-properties officeooo:rsid="00545f83"/>
    </style:style>
    <style:style style:name="T92" style:family="text">
      <style:text-properties officeooo:rsid="00565b54"/>
    </style:style>
    <style:style style:name="T93" style:family="text">
      <style:text-properties officeooo:rsid="0058c799"/>
    </style:style>
    <style:style style:name="T94" style:family="text">
      <style:text-properties officeooo:rsid="00654127"/>
    </style:style>
    <style:style style:name="T95" style:family="text">
      <style:text-properties officeooo:rsid="0066a303"/>
    </style:style>
    <style:style style:name="T96" style:family="text">
      <style:text-properties officeooo:rsid="0067ea38"/>
    </style:style>
    <style:style style:name="T97" style:family="text">
      <style:text-properties officeooo:rsid="006be717"/>
    </style:style>
    <style:style style:name="T98" style:family="text">
      <style:text-properties officeooo:rsid="006f8a50"/>
    </style:style>
    <style:style style:name="T99" style:family="text">
      <style:text-properties officeooo:rsid="007515e3"/>
    </style:style>
    <style:style style:name="T100" style:family="text">
      <style:text-properties officeooo:rsid="0076f5f2"/>
    </style:style>
    <style:style style:name="T101" style:family="text">
      <style:text-properties officeooo:rsid="00770253"/>
    </style:style>
    <style:style style:name="T102" style:family="text">
      <style:text-properties officeooo:rsid="0082dc6d"/>
    </style:style>
    <style:style style:name="T103" style:family="text">
      <style:text-properties officeooo:rsid="008416d7"/>
    </style:style>
    <style:style style:name="T104" style:family="text">
      <style:text-properties officeooo:rsid="00855954"/>
    </style:style>
    <style:style style:name="T105" style:family="text">
      <style:text-properties officeooo:rsid="008d25d3"/>
    </style:style>
    <style:style style:name="T106" style:family="text">
      <style:text-properties officeooo:rsid="008ef00f"/>
    </style:style>
    <style:style style:name="T107" style:family="text">
      <style:text-properties officeooo:rsid="00982384"/>
    </style:style>
    <style:style style:name="T108" style:family="text">
      <style:text-properties officeooo:rsid="009b7824"/>
    </style:style>
    <style:style style:name="T109" style:family="text">
      <style:text-properties officeooo:rsid="00a00592"/>
    </style:style>
    <style:style style:name="T110" style:family="text">
      <style:text-properties officeooo:rsid="00a0bfa6"/>
    </style:style>
    <style:style style:name="T111" style:family="text">
      <style:text-properties officeooo:rsid="00a5eb1f"/>
    </style:style>
    <style:style style:name="T112" style:family="text">
      <style:text-properties officeooo:rsid="00a61d3c"/>
    </style:style>
    <style:style style:name="T113" style:family="text">
      <style:text-properties officeooo:rsid="00a793eb"/>
    </style:style>
    <style:style style:name="T114" style:family="text">
      <style:text-properties officeooo:rsid="00aaa5f1"/>
    </style:style>
    <style:style style:name="T115" style:family="text">
      <style:text-properties officeooo:rsid="00b01742"/>
    </style:style>
    <style:style style:name="T116" style:family="text">
      <style:text-properties officeooo:rsid="00b46bf8"/>
    </style:style>
    <style:style style:name="T117" style:family="text">
      <style:text-properties officeooo:rsid="00bb1e1b"/>
    </style:style>
    <style:style style:name="T118" style:family="text">
      <style:text-properties officeooo:rsid="00c0e3d7"/>
    </style:style>
    <style:style style:name="T119" style:family="text">
      <style:text-properties officeooo:rsid="00c185b1"/>
    </style:style>
    <style:style style:name="T120" style:family="text">
      <style:text-properties officeooo:rsid="00c20443"/>
    </style:style>
    <style:style style:name="T121" style:family="text">
      <style:text-properties officeooo:rsid="00c24e3a"/>
    </style:style>
    <style:style style:name="T122" style:family="text">
      <style:text-properties officeooo:rsid="00c5b4f3"/>
    </style:style>
    <style:style style:name="T123" style:family="text">
      <style:text-properties officeooo:rsid="00c776ba"/>
    </style:style>
    <style:style style:name="T124" style:family="text">
      <style:text-properties officeooo:rsid="00cc7d6f"/>
    </style:style>
    <style:style style:name="T125" style:family="text">
      <style:text-properties officeooo:rsid="00d406ea"/>
    </style:style>
    <style:style style:name="T126" style:family="text">
      <style:text-properties officeooo:rsid="00d535de"/>
    </style:style>
    <style:style style:name="T127" style:family="text">
      <style:text-properties officeooo:rsid="00d67efe"/>
    </style:style>
    <style:style style:name="T128" style:family="text">
      <style:text-properties officeooo:rsid="00d6c390"/>
    </style:style>
    <style:style style:name="T129" style:family="text">
      <style:text-properties officeooo:rsid="00d7590a"/>
    </style:style>
    <style:style style:name="T130" style:family="text">
      <style:text-properties officeooo:rsid="00d8fe31"/>
    </style:style>
    <style:style style:name="T131" style:family="text">
      <style:text-properties fo:color="#00ccff"/>
    </style:style>
    <style:style style:name="T132" style:family="text">
      <style:text-properties officeooo:rsid="00dacb23"/>
    </style:style>
    <style:style style:name="T133" style:family="text">
      <style:text-properties officeooo:rsid="00db683c"/>
    </style:style>
    <style:style style:name="T134" style:family="text">
      <style:text-properties officeooo:rsid="00dc544d"/>
    </style:style>
    <style:style style:name="T135" style:family="text">
      <style:text-properties officeooo:rsid="00e07d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1">Последний фанфик</text:h>
      <text:p text:style-name="P6">От Massaraksh</text:p>
      <text:p text:style-name="P9">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3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34283000818828215" text:style-name="L1">
        <text:list-item>
          <text:p text:style-name="P168">добавить детектив <text:span text:style-name="T1">(реализовано)</text:span>+ магические уроки/трактаты Старсвирла (реализовано)</text:p>
        </text:list-item>
        <text:list-item>
          <text:p text:style-name="P169">Терра несколько раз пытается убить Макса (один раз — в аквапарке). Несколько раз Макса спасает Селестия (даёт приказы Нексусу)</text:p>
        </text:list-item>
        <text:list-item>
          <text:p text:style-name="P169">Книги:</text:p>
        </text:list-item>
      </text:list>
      <text:list xml:id="list7691565614257221341" text:style-name="L2">
        <text:list-item>
          <text:p text:style-name="P170">«Великие грифоны прошлого» - из канона (5<text:span text:style-name="T17">s8e)</text:span></text:p>
        </text:list-item>
        <text:list-item>
          <text:p text:style-name="P170">«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0">Дасти Вейфарер «Зебрианская культура, быт и фольклор»</text:p>
        </text:list-item>
        <text:list-item>
          <text:p text:style-name="P170">«Краткая история Эквестрии»</text:p>
        </text:list-item>
        <text:list-item>
          <text:p text:style-name="P170">«Шедевры архитектуры Эквестрии» с разделом о Кантерлотском Королевском Дворце</text:p>
        </text:list-item>
        <text:list-item>
          <text:p text:style-name="P170">«Великие дела и великие чары». Страница 893: …</text:p>
        </text:list-item>
        <text:list-item>
          <text:p text:style-name="P170">«Природа Проклятий» - обмен</text:p>
        </text:list-item>
        <text:list-item>
          <text:p text:style-name="P170">«<text:span text:style-name="T61">Магия для Чайников</text:span>» - обмен</text:p>
        </text:list-item>
        <text:list-item>
          <text:p text:style-name="P170">«Энциклопедия Арканум» - обмен</text:p>
        </text:list-item>
        <text:list-item>
          <text:p text:style-name="P170">«О Гейсах» - обмен</text:p>
        </text:list-item>
        <text:list-item>
          <text:p text:style-name="P170">«<text:span text:style-name="T70">Тайны Тайных Наук</text:span>» - обмен</text:p>
        </text:list-item>
        <text:list-item>
          <text:p text:style-name="P171">«Основы Заклятий» - обмен</text:p>
        </text:list-item>
        <text:list-item>
          <text:p text:style-name="P170"><text:soft-page-break/>«Мамочка, А Что Это Истекает Из Моего Рога? - Введение В Магию Для Маленьких Единорогов» - обмен</text:p>
        </text:list-item>
      </text:list>
      <text:p text:style-name="P9"/>
      <text:h text:style-name="Heading_20_2" text:outline-level="2">Факты об Эквестрии <text:span text:style-name="T1">(согласовать с вики)</text:span></text:h>
      <text:list xml:id="list6460606354031030012" text:style-name="L3">
        <text:list-item>
          <text:p text:style-name="P17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2">Селестия — переменчивая пони. В одно время не строгая, а в другое может быть такой, что страшно становится</text:p>
        </text:list-item>
        <text:list-item>
          <text:p text:style-name="P17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2">Около 820-ти лет назад будущий маг Лайтнинг Стар поступил на обучение к наставнику Тииспоту</text:p>
        </text:list-item>
        <text:list-item>
          <text:p text:style-name="P17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2">У Селестии грива и хвост развеваются и переливаются от магического шампуня</text:p>
        </text:list-item>
        <text:list-item>
          <text:p text:style-name="P172">Тело Селестии очень крепкое — может выдержать несколько тонн земли</text:p>
        </text:list-item>
        <text:list-item>
          <text:p text:style-name="P172">Дискорд намного старше принцесс, его магия сильнее ихней на голову</text:p>
        </text:list-item>
        <text:list-item>
          <text:p text:style-name="P172">Луна младше Селестии на 3 года. Сёстрам около 5000 лет. По другим данным, Селестии около 2500 лет.</text:p>
        </text:list-item>
        <text:list-item>
          <text:p text:style-name="P172">Принцессы начали войну с Дискордом в возрасте, когда им было около 700 лет — и продолжалась война почти сто лет</text:p>
        </text:list-item>
        <text:list-item>
          <text:p text:style-name="P172">Самый главный враг сестёр и Дискорда — скука</text:p>
        </text:list-item>
        <text:list-item>
          <text:p text:style-name="P172">В Эквестрии на одного жеребца приходится четыре - пять кобыл</text:p>
        </text:list-item>
        <text:list-item>
          <text:p text:style-name="P17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2">Селестия в первые полторы тысячи лет путешествовала — и заварила несколько войн (две — с Эквестрией, в одной была против Луны)</text:p>
        </text:list-item>
        <text:list-item>
          <text:p text:style-name="P172">Настоящий цвет гривы Селестии — клубнично-розовая. Радужный цвет гривы и хвоста поддерживается магией</text:p>
        </text:list-item>
        <text:list-item>
          <text:p text:style-name="P172">Кроме Дискорда, старше сестёр ещё старейшина драконов</text:p>
        </text:list-item>
        <text:list-item>
          <text:p text:style-name="P172">Кэйденс не прожила и 60-ти лет и является низкорожденной</text:p>
        </text:list-item>
        <text:list-item>
          <text:p text:style-name="P17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72">Народ тихо фигел от нововведений и с ещё большим ожесточением продолжал делать по-своему</text:p>
        </text:list-item>
        <text:list-item>
          <text:p text:style-name="P17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2">Когда пони женятся, они обмениваются ножными браслетами</text:p>
        </text:list-item>
        <text:list-item>
          <text:p text:style-name="P172">Светилами, кроме сестёр, могут управлять единороги (группы), Дискорд, Твайлайт и Старсвирл</text:p>
        </text:list-item>
        <text:list-item>
          <text:p text:style-name="P172">Королева Кризалис — правительница Зелёной Долины</text:p>
        </text:list-item>
        <text:list-item>
          <text:p text:style-name="P172">Мать Луны и Селестии — аликорн Лорен. Мать Дискорда — Алиса (пони-человек)</text:p>
        </text:list-item>
        <text:list-item>
          <text:p text:style-name="P17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6">Искусственный интеллект. Создан Владом и Максом. Разработан для управления корпорациями.</text:p>
      <text:h text:style-name="Heading_20_3" text:outline-level="3">Норф</text:h>
      <text:p text:style-name="P13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13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3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3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4">Единорог. Холост, молод, мечтателен. Живёт в Кантерлоте. В свободное время рисует облака.</text:p>
      <text:h text:style-name="Heading_20_3" text:outline-level="3">Алекс</text:h>
      <text:p text:style-name="P144">Менеджер проектов, над одним из которых (Нексус) работает Макс.</text:p>
      <text:h text:style-name="Heading_20_3" text:outline-level="3">Ростик</text:h>
      <text:p text:style-name="P144">Лидер команды тестировщиков</text:p>
      <text:h text:style-name="Heading_20_3" text:outline-level="3">Стас</text:h>
      <text:p text:style-name="P144">Программист-новичок в команде Макса.</text:p>
      <text:h text:style-name="Heading_20_3" text:outline-level="3"><text:soft-page-break/>Рома</text:h>
      <text:p text:style-name="P144">Программист в команде UI-программистов</text:p>
      <text:h text:style-name="Heading_20_3" text:outline-level="3">Анджела</text:h>
      <text:p text:style-name="P144">Сисадмин. Флиртует с Максом.</text:p>
      <text:p text:style-name="P144"/>
      <text:h text:style-name="Heading_20_2" text:outline-level="2">Положения</text:h>
      <text:p text:style-name="P14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2">В <text:span text:style-name="T1">конце</text:span> каждой главы <text:span text:style-name="T1">(чтобы не спойлерить)</text:span> - рисунок мозаики, отображающий суть главы.</text:p>
      <text:p text:style-name="P32"/>
      <text:h text:style-name="P188" text:outline-level="2">1. Терра</text:h>
      <text:p text:style-name="P31">музыка - кондовая электронная, холодная и отчаянная (Electronics “Disappointed”)</text:p>
      <text:p text:style-name="P146">&lt;Добавить угрозу ядерной войны&gt;</text:p>
      <text:p text:style-name="P6">***</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9">Я прислонился к стойке с коньяком и закрыл глаза.</text:p>
      <text:p text:style-name="P11">Блядь, как хочется послать его нахуй.</text:p>
      <text:p text:style-name="P9">–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9">Алекс тараторил без умолку, <text:span text:style-name="T37">и я понял, что он близок к срыву</text:span>. </text:p>
      <text:p text:style-name="P1">Я <text:span text:style-name="T1">поставил бутылку</text:span> в тележку и направился к выходу.</text:p>
      <text:p text:style-name="P9">– Я даже не смогу зайти в офис. Я выкинул пропуск в унитаз.</text:p>
      <text:p text:style-name="P12">– Макс, не беспокойся, охрана уже в курсе. Тебе выдадут временный.</text:p>
      <text:p text:style-name="P12"><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2">–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5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58">Team lead — г<text:span text:style-name="T1">лавный программист команды, работающей над проектом</text:span></text:p></text:note-body></text:note> проекта ушёл в запой, семь лет работы в жопу?</text:p>
      <text:p text:style-name="P11">Блядь!</text:p>
      <text:p text:style-name="P9">– Ладно, <text:span text:style-name="T17">уболтал</text:span>. Загляну на огонёк. Но ничего не обещаю. Честно говоря, мне плевать.</text:p>
      <text:p text:style-name="P9">Треск помех не смог скрыть выдох на той стороне трубки.</text:p>
      <text:p text:style-name="P9">– Спасибо, Макс. Я знал, что на тебя можно рассчитывать. Оплата, как договорились.</text:p>
      <text:p text:style-name="P27"><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6">***</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7">RnD-</text:span><text:span text:style-name="T1">зоны</text:span><text:span text:style-name="T1"><text:note text:id="ftn3" text:note-class="footnote"><text:note-citation>3</text:note-citation><text:note-body><text:p text:style-name="P15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20"/>
      <text:p text:style-name="P112"><text:span text:style-name="T17">&gt;\</text:span>Привет, Нексус. Это Макс.</text:p>
      <text:p text:style-name="P112"><text:span text:style-name="T17">&lt;\</text:span>Привет Макс. <text:span text:style-name="T1">Рад тебя видеть. Где ты отсутствовал три дня?</text:span></text:p>
      <text:p text:style-name="P112"><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9"/>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112"><text:span text:style-name="T17">&gt;\</text:span>Как называется наш проект?</text:p>
      <text:p text:style-name="P112"><text:span text:style-name="T17">&lt;\</text:span>Дайсон.</text:p>
      <text:p text:style-name="P112"><text:span text:style-name="T17">&gt;\</text:span>Сколько тебе лет?</text:p>
      <text:p text:style-name="P112"><text:soft-page-break/><text:span text:style-name="T17">&lt;\</text:span>Два года с начала запуска кластера.</text:p>
      <text:p text:style-name="P112"><text:span text:style-name="T17">&gt;\</text:span>Какой сейчас год?</text:p>
      <text:p text:style-name="P112"><text:span text:style-name="T17">&gt;\</text:span>202<text:span text:style-name="T1">6</text:span>-й.</text:p>
      <text:p text:style-name="P30"/>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112"><text:span text:style-name="T17">&gt;\</text:span>Нексус, отключи память <text:span text:style-name="T1">заданий</text:span> за последнюю неделю.</text:p>
      <text:p text:style-name="P112"><text:span text:style-name="T17">&lt;\</text:span>Выполнено.</text:p>
      <text:p text:style-name="P112"><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12"><text:span text:style-name="T17">&lt;\</text:span><text:span text:style-name="T1">Тебя понял. Читаю задачу...</text:span></text:p>
      <text:p text:style-name="P11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13">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113">Ограничени<text:span text:style-name="T1">е 2: решение должно находиться в правовых рамках уголовного и административного кодекса.</text:span></text:p>
      <text:p text:style-name="P113">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13"><text:span text:style-name="T17">&lt;\</text:span><text:span text:style-name="T1">Выполняю задачу</text:span>...</text:p>
      <text:p text:style-name="P113"><text:span text:style-name="T17">&lt;\</text:span>...</text:p>
      <text:p text:style-name="P113"><text:span text:style-name="T17">&lt;\</text:span>Решение:</text:p>
      <text:p text:style-name="P113"><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13"><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17">:47.bmf»</text:span></text:p>
      <text:p text:style-name="P29"/>
      <text:p text:style-name="P38">&lt;<text:span text:style-name="T1">как-то говённо. Улучшить</text:span>&gt;</text:p>
      <text:p text:style-name="P42">Хм, не понял? Ч<text:span text:style-name="T1">ё</text:span> за хрень?</text:p>
      <text:p text:style-name="P42"/>
      <text:p text:style-name="P112"><text:span text:style-name="T17">&gt;</text:span>\Нексус, почему ты используешь жёсткие настройки <text:span text:style-name="T1">для решения задачи</text:span>?</text:p>
      <text:p text:style-name="P112"><text:span text:style-name="T17">&lt;\</text:span>Настройки правильные, <text:span text:style-name="T1">Макс</text:span>.</text:p>
      <text:p text:style-name="P30"/>
      <text:p text:style-name="P42">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20"/>
      <text:p text:style-name="P112"><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30"/>
      <text:p text:style-name="P42">Вместо ответа Нексус выплюнул в консоль длинную строку букв и служебных символов, среди которых бросилась в глаза строка “<text:span text:style-name="T47">incompartible interface Analytics v.0.93 beta</text:span>”</text:p>
      <text:p text:style-name="P42">Ага, уже теплее.</text:p>
      <text:p text:style-name="P42"/>
      <text:p text:style-name="P112"><text:span text:style-name="T1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3">– Но эти установки работают не в тестовом кластере, а на продакшене.</text:p>
      <text:p text:style-name="P13">–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7">.</text:span></text:p>
      <text:p text:style-name="P121">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47">***</text:p>
      <text:p text:style-name="P147"/>
      <text:p text:style-name="P9">На улице моросил дождь. Я шарил по карманам в поисках ключей от машины, когда в плечо похлопали.</text:p>
      <text:p text:style-name="P9">Я обернулся. За спиной подслеповато осклабился бородатый зачуханый мужик в рваных джинсах и свитере.</text:p>
      <text:p text:style-name="P9">– Слышь, браток, дай на опохмел? Мочи нет, в глотке пересохло. Спать не могу, глюки всякие снятся.</text:p>
      <text:p text:style-name="P9">От нечего делать, пока роюсь в карманах, спросил:</text:p>
      <text:p text:style-name="P9">– И что же за глюки тебе снятся, мужик?</text:p>
      <text:p text:style-name="P9">–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9">Я хотел было ответить, что лечиться опохмелом от белой горячки — плохая идея, но тут на меня накатило.</text:p>
      <text:p text:style-name="P9">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9">– Так чего, дашь на успокоение нервов? Не жлобись, мужик, будь другом? – повторный оклик нищего вернул меня к реальности.</text:p>
      <text:p text:style-name="P9">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9">– На. – я протянул ему кулёк с Бакарди.</text:p>
      <text:p text:style-name="P9">– О, – обрадовался мужик. – Ромчик! То, что надо! Спасибо, бро!</text:p>
      <text:p text:style-name="P9">Бродяга пошлёпал в дождь.</text:p>
      <text:p text:style-name="P9">Я смотрел ему вслед, пытаясь вспомнить детали образа, на мгновение проступившего во тьме.</text:p>
      <text:p text:style-name="P14"/>
      <text:p text:style-name="P14">***</text:p>
      <text:p text:style-name="P14"/>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8">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9">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9">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9"><text:soft-page-break/>Рыбки ужин не требовали, но, в отличие от Крысы, были живыми. Я достал упаковку корма из-под стула и отсыпал порцию в мерный стаканчик.</text:p>
      <text:p text:style-name="P9">– Гули-гули-гули!</text:p>
      <text:p text:style-name="P9">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9">Сосущее чувство усилилось.</text:p>
      <text:p text:style-name="P9">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6">***</text:p>
      <text:p text:style-name="P6"/>
      <text:p text:style-name="P1">Грохот улицы не достигал крыши 34-хэтажного корпуса <text:span text:style-name="T3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9">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7"><text:span text:style-name="T1">Блядь</text:span>, что за мысли пошли!</text:p>
      <text:p text:style-name="P1">Я вспомнил Влада, <text:span text:style-name="T17">&lt;</text:span><text:span text:style-name="T38">месяц</text:span><text:span text:style-name="T17">&gt;</text:span> назад прыгнувшего с крыши <text:span text:style-name="T1">своей</text:span> многоэтажки.</text:p>
      <text:p text:style-name="P27">Нет, это не для меня. Я сюда пришёл подышать воздухом. И только.</text:p>
      <text:p text:style-name="P1">Влад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1">А у нас получается... </text:span><text:span text:style-name="T2">–</text:span><text:span text:style-name="T6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58">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5">Картинка дёрнулась и поплыла, звёзды опять стали вращаться.</text:span> </text:p>
      <text:p text:style-name="P1">Теряю сознание, что ли? Надо отойти от перил. Надо...</text:p>
      <text:p text:style-name="P2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115">Музыка быстрая, тревожная, надорваная и печальная (Pet Shop Boys “So Hard” ?)</text:p>
      <text:p text:style-name="P33"/>
      <text:p text:style-name="P14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3"/>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9">– Сколько же в тебе… боли <text:span text:style-name="T4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38">Описание получше. Подземелье</text:span><text:span text:style-name="T17">&gt; Воздух вокруг был буквально наэлектризован некой силой. Чувствовалось напряжение огромных </text:span><text:soft-page-break/><text:span text:style-name="T17">масштабов, как если бы стоял внутри трансформаторной будки.</text:span></text:p>
      <text:p text:style-name="P1"><text:span text:style-name="T1">–</text:span> Так это и есть наш <text:span text:style-name="T56">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9">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3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9">&lt;<text:span text:style-name="T6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9">– Сестрица, не позорься! – шикнула на Селестию тёмная аликорница. – Не выдавай желаемое за действительное хотя бы при посторонних.</text:p>
      <text:p text:style-name="P9">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8">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9">– Что происходит? Как я тут очутился вообще?</text:p>
      <text:p text:style-name="P9">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9">Дискорд нахмурился и бросил в сторону, ковыряясь когтем в зубе.</text:p>
      <text:p text:style-name="P9">–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9">– <text:s/>А что, в Винг-Поинте вас не учили, что оставлять пост без приказа <text:s/>— недопустимо? – отпустил он уже пегасу.</text:p>
      <text:p text:style-name="P9">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9">–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9">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9">–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9">–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9">– На себя посмотри! – огрызнулся Дискорд. – Призвала какую-то полудохлую обезьяну вместо с<text:span text:style-name="T48">верх</text:span>…</text:p>
      <text:p text:style-name="P9">Тут м<text:span text:style-name="T17">еня, </text:span>наконец,<text:span text:style-name="T17"> стошнило. Буквально вывернуло наизнанку: из носа текло, в глазах стояли слёзы. </text:span></text:p>
      <text:p text:style-name="P9"><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4">Jack of Hearts</text:span><text:span text:style-name="T64"><text:note text:id="ftn7" text:note-class="footnote"><text:note-citation>7</text:note-citation><text:note-body><text:p text:style-name="Footnote"><text:bookmark text:name="result_box1"/><text:span text:style-name="T64">Jack of Hearts</text:span> <text:span text:style-name="T1">– Червовый валет (фр.)</text:span></text:p></text:note-body></text:note></text:span><text:span text:style-name="T6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9"><text:soft-page-break/>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9"><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9">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9">– Ты почему отстал? – крикнула она. – Некогда прохлаждаться!</text:p>
      <text:p text:style-name="P9">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9">–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9">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9">–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93">подобно перегорающей лампочке,</text:span> мерцал слабый жёлтый ореол.</text:p>
      <text:p text:style-name="P9"><text:soft-page-break/>– Какого хера? Прекрати немедленно! Бля...</text:p>
      <text:p text:style-name="P9">Аликорница пропустила мои протесты мимо ушей. Мы приближались к концу галереи, когда из конца, где я только что отдыхал, показался стебель.</text:p>
      <text:p text:style-name="P9">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9">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9">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9">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9">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9">Я оглянулся вперёд и увидел ещё один зелёный «рукав», выползающий из бокового прохода, как паста из тюбика.</text:p>
      <text:p text:style-name="P9">Бац!</text:p>
      <text:p text:style-name="P9">– Ай!</text:p>
      <text:p text:style-name="P9">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9">Увидев, что назад пути нет, аликорница крутанулась обратно.</text:p>
      <text:p text:style-name="P9">Бац!</text:p>
      <text:p text:style-name="P9">– Ай! Твою ж... Твоё высочество, блин!!!</text:p>
      <text:p text:style-name="P9">Селестия выпрямилась в струнку.</text:p>
      <text:p text:style-name="P9">– Закрой глаза! – скомандовала аликорница.</text:p>
      <text:p text:style-name="P9">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9">Открыв глаза, я увидел вместо коридора дыщащую жаром раскалённых <text:span text:style-name="T4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9">–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9">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9">–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9"><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9">Но оставить аликорницу здесь? Я оглянулся на неё.</text:p>
      <text:p text:style-name="P9">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9">Нет, не могу. Блин, лучше уж пусть меня сожрёт с ней заодно это шелестящее говно, чем оставить её тут одну.</text:p>
      <text:p text:style-name="P9">Я присел рядом с ней и положил её голову к себе на колени.</text:p>
      <text:p text:style-name="P9">– Эй!!! – крикнул я ей в ухо. – Вставай! Ты должна встать!</text:p>
      <text:p text:style-name="P9">Я дунул ей в морду и потрепал рукой по чёлке, задев при этом рог.</text:p>
      <text:p text:style-name="P9">Медленно-медленно <text:s/>Селестия раскрыла один глаз. Её ноги дёрнулись и поджались к телу.</text:p>
      <text:p text:style-name="P9">– Вставай, лошадь рогатая!!! Некогда прохлаждаться! Нам сейчас жопа наступит, если не встанешь!</text:p>
      <text:p text:style-name="P9">Глаз так же медленно закрылся.</text:p>
      <text:p text:style-name="P9">Я зарычал от бессилия. Шуршание раздавался совсем близко.</text:p>
      <text:p text:style-name="P9">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9">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9">Ну, всё, можно вставлять в глаза монетки. Хороший бутерброд получился для глистоплюща!</text:p>
      <text:p text:style-name="P9"><text:span text:style-name="T4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9">– Давай, родная, давай! Вставай, я помогу тебе. Совсем немного осталось...</text:p>
      <text:p text:style-name="P9">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9">– Вот они!!!</text:p>
      <text:p text:style-name="P9">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9">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9">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9">–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9">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9">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9">Спи, сестра моя родная,<text:line-break/>Спи. Усни.<text:line-break/>Крыльями тебя укрою,<text:line-break/>Спи. Усни.</text:p><text:p text:style-name="P159"><text:tab/>В чаще тёмной волки воют,<text:line-break/>Спи. Усни.</text:p><text:p text:style-name="P159"><text:tab/>В мрачном замке духи ноют,<text:line-break/>Спи. Усни.</text:p><text:p text:style-name="P159"><text:tab/>Сказки вечность нам читает,<text:line-break/>Спи. Усни.<text:line-break/>День осенний угасает,<text:line-break/>Спи. Усни.<text:line-break/>Помни только в сне глубоком,</text:p><text:p text:style-name="P15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9">–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9">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9">Ну, блин, пронесло! Не думаю, что эта дрянь умеет летать. Я облегчённо выдохнул.</text:p>
      <text:p text:style-name="P9">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9">–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9">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9">–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1">Макс побывает в этих развалинах и найдёт там выдолбленную на камне надпись: «Здесь был В...»</text:span>&gt;</text:p>
      <text:p text:style-name="P9">– <text:s/>Почему ты называешь замок домом?</text:p>
      <text:p text:style-name="P9">–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9">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9">– А почему вы выбрали такое необычное место для замка? Остров посреди болота мне не кажется подходящим местом для королевской резиденции.</text:p>
      <text:p text:style-name="P9">– Раньше тут не было болота. Глубокий овраг окружал Дом с трёх сторон. С четвёртой его защищала скала. Болото появилось совсем недавно.</text:p>
      <text:p text:style-name="P9">– Точно недавно?</text:p>
      <text:p text:style-name="P9">– Почему ты спрашиваешь Нас?</text:p>
      <text:p text:style-name="P17">Я указал на пятно ряби на воде, быстро догоняющее тень от колесницы.</text:p>
      <text:p text:style-name="P9">– Потому что в нём успела завестись рыба. Причём, судя по всему, достаточно крупная.</text:p>
      <text:p text:style-name="P9">Луна проследила взглядом направление и внезапно вскочила на ноги.</text:p>
      <text:p text:style-name="P9">– Набирай высоту! Они настигают нас! – крикнула она Дискорду. Тот обернулся и, увидев пятно на воде, помотал головой.</text:p>
      <text:p text:style-name="P9">–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9">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9">– Вправо! – заорал Дискорд, рванув жезл вправо.</text:p>
      <text:p text:style-name="P9">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9">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9">– Присмотри за ней. – обратилась она ко мне, кивнув на спящую сестру. Мне показалось, или в её <text:span text:style-name="T3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9">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8">Резко</text:span><text:span text:style-name="T1"> запахло озоном. </text:span></text:p>
      <text:p text:style-name="P9">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9">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9">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9">Она что-то спросила меня, но я не услышал ни звука.</text:p>
      <text:p text:style-name="P9">– Что?! Говори громче, я ничего не слышу.</text:p>
      <text:p text:style-name="P9">– Где Дискорд? – повторила она <text:span text:style-name="T37">надреснутым голосом</text:span>.</text:p>
      <text:p text:style-name="P9">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9">Что-то схватило меня за шиворот и потащило назад.</text:p>
      <text:p text:style-name="P9">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9">Пегасы тем временем упорно молотили крыльями, пытаясь прорваться к близкому берегу.</text:p>
      <text:p text:style-name="P9">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9">Тройка скакунов молча ускорилась, а их попавшийся собрат бился в объятиях лозы как мотылёк в паутине.</text:p>
      <text:p text:style-name="P9">Луна застыла, глядя немигающими глазами на пегаса. Потом она, не разжимая зубов, издала нечто, похожее одновременно на тонкий вой и ржание.</text:p>
      <text:p text:style-name="P9"><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9">Одновременно раздался громкий треск откуда-то сзади, и пол платформы выровнялся</text:p>
      <text:p text:style-name="P9">– Кимеринн!!! <text:s/>– <text:s/>закричала Луна, выплюнув воротник моей куртки.</text:p>
      <text:p text:style-name="P9">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9">Луна, сложив крылья, прыгнула головой вниз с платформы.</text:p>
      <text:p text:style-name="P9">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9">Мы уже летели над берегом, когда она молча опустилась на платформу и забилась в угол<text:span text:style-name="T48">, опустив голову на пол.</text:span></text:p>
      <text:p text:style-name="P9">Некоторое время мы летели молча. Потом из-под платформы послышался шорох и возня. Я лёг на пол и заглянул под платформу.</text:p>
      <text:p text:style-name="P9"><text:soft-page-break/>Дискорд, ухватившись <text:span text:style-name="T4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9">Я ухватился за протянутую им лапу, а подошедшая Луна вцепилась зубами в его загривок и — оп-па! — мы таки втащили его на колесницу.</text:p>
      <text:p text:style-name="P9"><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9"><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9">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9">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9"><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9"><text:span text:style-name="T17">–</text:span> ТЫ!!! ТЫ!..</text:p>
      <text:p text:style-name="P9"><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3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9">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9">Дальнейший путь мы провели в молчании.</text:p>
      <text:p text:style-name="P24"/>
      <text:h text:style-name="Heading_20_2" text:outline-level="2"><text:span text:style-name="T17">3. </text:span>Кантерлот</text:h>
      <text:p text:style-name="P116">Музыка медленная, фэнтезийная, средневековая, изысканая, дворцовая (стиль Dire Straits “Coyote”)</text:p>
      <text:p text:style-name="P27">Глава IV. Пределы магии</text:p>
      <text:p text:style-name="P23"/>
      <text:p text:style-name="P27">Вашему покорному слуге известны четыре предела магии: </text:p>
      <text:list xml:id="list2826571638690327609" text:style-name="L4">
        <text:list-item>
          <text:p text:style-name="P17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57"><text:s/>Сколько страниц сегодня нахреначили?</text:p><text:p text:style-name="P158">– <text:span text:style-name="T1">Восемь, учитель!</text:span></text:p><text:p text:style-name="P158">– Отлично. Надиктую ещё две и сбегаешь за кофе.</text:p></text:note-body></text:note></text:span></text:p>
        </text:list-item>
      </text:list>
      <text:p text:style-name="P11"/>
      <text:p text:style-name="P15">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1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11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14">Дискорд исчез. Последний раз драконикуса видели, когда он на своей маленькой и юркой колеснице удалялся в сторону Жеребячьих<text:span text:style-name="T37"> </text:span>гор.</text:p>
      <text:p text:style-name="P11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14">Я потянулся. Хватит на сегодня чтения. Настало время ежедневной прогулки по городу. Тем более, что у меня есть деньги.</text:p>
      <text:p text:style-name="P11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14">Так что даже на ремонт одежды и покупку необходимых в повседневной жизни мелочей у меня финансов не было. До недавнего времени. </text:p>
      <text:p text:style-name="P11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2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14"><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114"><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21">В погоне за ней я чуть не открыл лбом дубовые ворота — серебряшка прокатилась прямо под ними.</text:p>
      <text:p text:style-name="P15"><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5">Я приоткрыл створку.</text:p>
      <text:p text:style-name="P2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1">– Макс. – <text:s/>отрекомендовался я. – <text:s/>Человек.</text:p>
      <text:p text:style-name="P2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5">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1">– К сожалению, не слышал. Я тут недавно.</text:p>
      <text:p text:style-name="P2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1">– Я вижу вас. – честно признался я.</text:p>
      <text:p text:style-name="P2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1">– Вы говорили, что королевские кареты делали три мастерских…</text:p>
      <text:p text:style-name="P2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1"><text:soft-page-break/>Норф строго посмотрел на меня поверх очков.</text:p>
      <text:p text:style-name="P2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1">Единорог с силой крутанул колесо. Оно беззвучно завертелось, превратившись в серый размытый диск.</text:p>
      <text:p text:style-name="P2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1">Норф пошёл к сараю, стоявшему у задней стены дворика. На полпути он обернулся.</text:p>
      <text:p text:style-name="P21">– Не могли бы вы помочь мне вон с тем домкратом? А то склероз замучал, а бегать туда-сюда уже малость трудновато.</text:p>
      <text:p text:style-name="P21">Распахнув ветхие ворота сарайчика, он картинно вскинул копыто.</text:p>
      <text:p text:style-name="P21">– “Королева Лорен ”! Встречайте!</text:p>
      <text:p text:style-name="P2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1">Старик клюнул носом и встрепенулся. Потом он огляделся и заговорщицки подмигнул мне.</text:p>
      <text:p text:style-name="P21">– Разумеется, я чётко следую королевскому указу уничтожать все испорченные и бракованные <text:span text:style-name="T48">парящие платформы.</text:span> Но дворцовым бюрократам необязательно ж знать, КАК я их уничтожаю, хе-хе! Некоторые из <text:span text:style-name="T48">платформ </text:span>уничтожаются путём <text:span text:style-name="T1">усиленного</text:span> износа, будучи частью экспериментальных колесниц! “Лорен” я сделал на базе <text:span text:style-name="T4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8"> И никто ж не догадывался, что она может летать! Её Высочество, разумеется, догадывались, но только тихо посмеивались в крыло.</text:span></text:p>
      <text:p text:style-name="P21">Норф любовно погладил обтекатель кареты и стал подымать её на домкрате.</text:p>
      <text:p text:style-name="P2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1">Норф снял заднее колесо и покатил его под навес. Я закрыл охромевшую “Королеву Лорен” в гараже и последовал за ним.&lt;<text:span text:style-name="T3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1">– А вы, как я вижу, королевский гость? – Норф кивнул на ворот рубашки с закрепённой клипсой-пропуском. – Могу я вас попросить об одном одолжении?</text:p>
      <text:p text:style-name="P21">– Да пожалуйста!</text:p>
      <text:p text:style-name="P21">– Подождите минутку, я сейчас.</text:p>
      <text:p text:style-name="P21">Норф закончил монтаж колеса и скрылся в небольшом домике в глубине двора.</text:p>
      <text:p text:style-name="P2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21">Я торопливо отошёл к воротам. Норф как раз вышел из дома с маленькой деревянной коробочкой красного цвета.</text:p>
      <text:p text:style-name="P2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1">– Не забуду. – пообещал я.</text:p>
      <text:p text:style-name="P21"/>
      <text:h text:style-name="Heading_20_2" text:outline-level="2"><text:span text:style-name="T17">4. </text:span>Библиотека</text:h>
      <text:p text:style-name="P22">&lt;<text:span text:style-name="T65">Mike Oldfield – Tres Lunas ”To Be Free” (Radio Edit)</text:span>&gt;</text:p>
      <text:p text:style-name="P27">Глава VI. Основы</text:p>
      <text:p text:style-name="P27"/>
      <text:p text:style-name="P2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8">прервавшая связь между мною и демоном</text:span>, спасла моё бренное тело для дальнейших магических изысканий.</text:p>
      <text:p text:style-name="P2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7">Возьмём, <text:s/>примеру, заклинание начального предела: “Ярету пхонг руул квами”, <text:span text:style-name="T1">—</text:span> что означает: “<text:span text:style-name="T37">Разогнать силу и оборотить против себя</text:span>”.</text:p>
      <text:p text:style-name="P11">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16"/>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4"><text:span text:style-name="T18">–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64">Селестия нахмурилась и приняла грозный вид.</text:p>
      <text:p text:style-name="P64"><text:span text:style-name="T17">– </text:span>Не забывай, человек, я — могущественный маг и правитель Эквестрии. Ко мне нужно относиться с должным уважением!</text:p>
      <text:p text:style-name="P64"><text:span text:style-name="T17">– </text:span>А то что? Превратишь в жабу? Сошлёшь на Луну? Убьёшь нахер?</text:p>
      <text:p text:style-name="P64">Аликорница сникла. Уши её опустились.</text:p>
      <text:p text:style-name="P64"><text:span text:style-name="T17">– </text:span>Макс, не надо... Ты же знаешь, я этого не сделаю.</text:p>
      <text:p text:style-name="P64"><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4">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64"><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64"><text:span text:style-name="T17">Аликорница уселась н</text:span>а пол <text:span text:style-name="T17">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64"><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64"><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4"><text:span text:style-name="T17">– </text:span>Вот, читай отсюда. <text:span text:style-name="T17">– а</text:span>ликорница подчеркнула абзац копытом.</text:p>
      <text:p text:style-name="P64"><text:soft-page-break/></text:p>
      <text:p text:style-name="P78">***</text:p>
      <text:p text:style-name="P78"/>
      <text:p text:style-name="P10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10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10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100">Но величайшая справедливость юниверсума заключается в том, что не существует безвыходных положений. Всегда есть надежда.</text:p>
      <text:p text:style-name="P10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10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4"/>
      <text:p text:style-name="P64">&lt;<text:span text:style-name="T37">Селестии не удастся привлечь Макса на сторону Эквестри даже с помощью 34 — это удастся Дэш</text:span>&gt;</text:p>
      <text:p text:style-name="P64">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text:soft-page-break/>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text:span text:style-name="T87">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4"/>
      <text:p text:style-name="P6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4">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text:soft-page-break/>Я присел на корточки, раздвинул гриву и снизу вверх заглянул в морду аликорнице.</text:p>
      <text:p text:style-name="P6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4">Я протянул руку, вытер ей слёзы и погладил по шее.</text:p>
      <text:p text:style-name="P64">– Не плачь. Я не отказываюсь. Хотя, скорее всего, Стар Свирл что-то напутал в заклинании, потому что я человек, а не сверхаликорн.</text:p>
      <text:p text:style-name="P6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4">Селестия успокоилась и смущённо потёрлась носом мне о плечо.</text:p>
      <text:p text:style-name="P64">– <text:s/>И я не читала твои мысли. У тебя на лице и так всё написано — ты не умеешь скрывать эмоции.</text:p>
      <text:p text:style-name="P64">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4">Увидев Селестию, толпа замерла. Та в попытке спрятать меня, раскрыла крылья.</text:p>
      <text:p text:style-name="P64">В наступившей тишине аликорница прошептала мне убито:</text:p>
      <text:p text:style-name="P47">– <text:s/><text:span text:style-name="T1">Что-то мне не хочется оборачиваться.</text:span></text:p>
      <text:p text:style-name="P64">– <text:s/>А придётся. Кстати, крылья можешь опустить. Всё равно видна табуретка и мои ноги.</text:p>
      <text:p text:style-name="P64">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oft-page-break/><text:span text:style-name="T1">– Занавес. </text:span>– <text:s/><text:span text:style-name="T1">подытожил я.</text:span></text:p>
      <text:p text:style-name="P47"/>
      <text:h text:style-name="P189" text:outline-level="2"><text:span text:style-name="T17">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4"><text:span text:style-name="T1">– </text:span>А-а-апчхииии! – раздалось прямо у меня под ногами.</text:p>
      <text:p text:style-name="P6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4">– Ты кто? – машинально спросил я.</text:p>
      <text:p text:style-name="P64">– Индиго. – ответили глаза.</text:p>
      <text:p text:style-name="P64">Ответ не прояснил ситуацию ни на йоту, так что я продолжил.</text:p>
      <text:p text:style-name="P64">– А чего ты под лавкой делаешь?</text:p>
      <text:p text:style-name="P64">– Прячусь.</text:p>
      <text:p text:style-name="P64">Поняв, что расспросами ничего не добьёшься, я предложил прямо:</text:p>
      <text:p text:style-name="P64">– Может, ты вылезешь? Меня можно не бояться. Я не страшный.</text:p>
      <text:p text:style-name="P64">Под лавкой началась <text:s/>возня и сопение, потом наружу вылез жеребёнок-единорог насыщенного фиолетового цвета.</text:p>
      <text:p text:style-name="P64">– А я тебя вовсе и не боюсь. Вот ещё! Я в прятки играла.</text:p>
      <text:p text:style-name="P6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4">– Ничо страшного! – малютка вытерла нос. – Меня всё равно искать некому.</text:p>
      <text:p text:style-name="P64">– Это как? Ты же с кем-то в прятки играешь? – продолжал допытываться я.</text:p>
      <text:p text:style-name="P64">– Сама с собой и играю. – хмуро ответила кобылка. – А тебе чего, дяденька?</text:p>
      <text:p text:style-name="P64">Я понял, что жеребёнок не настроен на беседу. Пожал плечами <text:s/>и повернулся было уходить.</text:p>
      <text:p text:style-name="P64">– Эээ, гм…</text:p>
      <text:p text:style-name="P64">Я повернулся обратно.</text:p>
      <text:p text:style-name="P64">– Что?</text:p>
      <text:p text:style-name="P64">Единорожка ковыряла копытом землю и шмыгала носом, не смотря на меня. Я терпеливо ждал.</text:p>
      <text:p text:style-name="P64"><text:soft-page-break/>– Дяденька, а ты не мог бы спросить принцессу Селестию, куда девалась Шейла Блюскай? А то мне играть не с кем.</text:p>
      <text:p text:style-name="P64">– При случае спрошу. Если встречу.</text:p>
      <text:p text:style-name="P64">– Встретишь, конечно! Скажи ей, что у меня сегодня день рождения, и я очень сильно огорчилась, когда она на него не пришла!</text:p>
      <text:p text:style-name="P64"><text:s/>Такая уверенность кобылки меня заинтриговала. Я пригляделся к жеребёнку повнимательнее. Да нет, вроде, раньше её не встречал.</text:p>
      <text:p text:style-name="P64">– Позволь поинтересоваться, откуда у тебя такая уверенность, что я встречусь с Селестией? Я ей, знаешь ли, свиданий не назначаю.</text:p>
      <text:p text:style-name="P64">– Да ладно-о-о, брось заливать-то! – скептически протянуло юное создание. – Все знают, что вы встречаетесь. Вот и спроси её, пажалста, когда увидишь.</text:p>
      <text:p text:style-name="P64">– Кто это «все»?</text:p>
      <text:p text:style-name="P64">– Ну, прислуга, стража, мой па…</text:p>
      <text:p text:style-name="P64">Ох! Во что же это такое я вляпался, а? За кого они меня, чёрт побери, принимают?</text:p>
      <text:p text:style-name="P64">Я присел на лавочку и наклонился пониже, чтобы наши головы были на одном уровне.</text:p>
      <text:p text:style-name="P64">– А твоего «па» не смущает, что я и Селестия м-м-м… немного разных видов? Точнее, совсем разных?</text:p>
      <text:p text:style-name="P64">– И чо? – без малейшего замешательства спросила кроха.</text:p>
      <text:p text:style-name="P6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4">– <text:s/>Кха-кхе-гррхмм... Э-э-э... м-м-м... ну-у-у...</text:p>
      <text:p text:style-name="P64">У меня в голове произошло короткое замыкание. Слова пропали. Уши начали гореть.</text:p>
      <text:p text:style-name="P64">– <text:s/>Как, ты говоришь, тебя зовут? – в конце-концов выдавил осипшим голосом я, стараясь перевести тему. – Про чей день рождения я должен рассказать?</text:p>
      <text:p text:style-name="P6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4">У меня в памяти зажглась лампочка.</text:p>
      <text:p text:style-name="P64">– Постой-постой, не части. Твой отец, случайно, не Хорст Мэдтроттер?</text:p>
      <text:p text:style-name="P64">– Агась. А ты откуда знаешь?</text:p>
      <text:p text:style-name="P64">– Да так, один пони сказал. – я полез за пазуху и достал красную коробочку. – Вот тебе подарок.</text:p>
      <text:p text:style-name="P6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4">– Вообще-то, это не мой подарок. Его просил передать один старик, Норф Каррус из каретной мастерской.</text:p>
      <text:p text:style-name="P64"><text:soft-page-break/>– Аааа, я его знаю! Мы с Шейлой ходили к нему играть, пока она не пропала. У Норфа интересно!</text:p>
      <text:p text:style-name="P64">Индиго открыла коробочку. Внутри на подстилке из тырсы лежала крохотная модель кареты в мельчайших подробностях.</text:p>
      <text:p text:style-name="P64">– Ух ты! – благоговейно прошептала Индиго. – Королева Лорен! Я даже управляла ею немножко.</text:p>
      <text:p text:style-name="P64">– Как ею можно управлять, если она не запряжена? Уж не Норф ли таскал её? – усомнился я.</text:p>
      <text:p text:style-name="P6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4">Я остался сидеть в полнейшем замешательстве. </text:p>
      <text:p text:style-name="P64"/>
      <text:p text:style-name="P78">***</text:p>
      <text:p text:style-name="P64">&lt;<text:span text:style-name="T65">Depeche Mode - Painkiller</text:span>&gt;</text:p>
      <text:p text:style-name="P10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4"/>
      <text:p text:style-name="P64">В дверях библиотеки появился знакомый силуэт.</text:p>
      <text:p text:style-name="P64">– Привет, твоё высочество! Тебя уже выпустили, или опять от докторов смылась?</text:p>
      <text:p text:style-name="P64">Аликорница прошла в комнату и устало уселась рядом со мной.</text:p>
      <text:p text:style-name="P6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4">Я с подозрением посмотрел на Селестию. Где-то я уже видел эту улыбочку на хитрой роже.</text:p>
      <text:p text:style-name="P6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4">– Вот ещё! – возмущению Селестии не было предела. Аликорница встала и демонстративно повернулась ко мне задом.</text:p>
      <text:p text:style-name="P6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4">Я подёргал замок на накрупнике. Таки не врёт.</text:p>
      <text:p text:style-name="P64">– Убедился? Вообще-то, такое недоверие меня оскорбляет. Ни один пони так бы себя не вёл со мной. – Селестия улеглась возле кресла и надулась.</text:p>
      <text:p text:style-name="P64">– Разумеется, твои подданные вели бы себя с большим пиететом. Но я же не твой подданный, твоё высочество!</text:p>
      <text:p text:style-name="P64">Аликорница вскинула копыто к виску.</text:p>
      <text:p text:style-name="P6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4">– Окей, как хочешь. Никаких больше высочеств.</text:p>
      <text:p text:style-name="P64"><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7">расписать сложности общения и мороку с этикетом</text:span>&gt;</text:p>
      <text:p text:style-name="P64">Селестия сморщила нос в улыбке и спросила, прикрывшись крылом:</text:p>
      <text:p text:style-name="P64">– К слову, а что говорят мои подданные про нас? Что означает «чёрте-что»?</text:p>
      <text:p text:style-name="P64">Я вспомнил разговор с Индиго и почувствовал, как снова начинают гореть уши.</text:p>
      <text:p text:style-name="P64">– Чёрте-что — это значит «ерунда». Большая ерунда.</text:p>
      <text:p text:style-name="P64">– Оу, как интересно! – Селестия приблизила ко мне морду и повернула уши. – Расскажи-ка поподробнее. Я вся во внимании.</text:p>
      <text:p text:style-name="P6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4">Аликорница, широко раскрыв глаза, медленно тянула ко мне морду. Наконец, когда наши носы почти соприкоснулись, она не выдержала.</text:p>
      <text:p text:style-name="P64">– А-ха-ха-ха-ха-ха-ха!!! О-у-у-у-у-у-ха-ха-ха! И-и-и-и-ха-ха-ха! – Селестия перевернулась на спину и дёргала от смеха копытами.</text:p>
      <text:p text:style-name="P64">– <text:s/>Очень смешно! Ей говорят, что она подозревается в сексуальных извращениях, а она регочет! Мне-то пофиг, а тебе ещё править придётся!</text:p>
      <text:p text:style-name="P64">– <text:s/>И-и-изви-ни, Макс, не-мо-гу-у-у-у… Ох! Давненько я так не смеялась! Лет двести — так точно!</text:p>
      <text:p text:style-name="P64">Я потянул её за копыто и перевернул обратно на живот.</text:p>
      <text:p text:style-name="P64">– Что смешного-то?</text:p>
      <text:p text:style-name="P64">Аликорница вытерла крылом выступившие слёзы и объяснила:</text:p>
      <text:p text:style-name="P6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4">– Ты не видишь ничего странного в межвидовых спариваниях? – охренел я. – Куда я, блин, попал???</text:p>
      <text:p text:style-name="P64">Селестия развернула моё кресло к себе и задумчиво посмотрела мне в глаза.</text:p>
      <text:p text:style-name="P64">– Очевидно, мне стоит рассказать тебе, Макс, откуда произошли пегасы и единороги.</text:p>
      <text:p text:style-name="P6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4"><text:soft-page-break/>– А как выглядят сами истинные единороги? – спросил я.</text:p>
      <text:p text:style-name="P6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4">– Ха! – ответил я. – В моём мире они также известны. Правда, как несуществующий, сказочный вид.</text:p>
      <text:p text:style-name="P6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4">– <text:span text:style-name="T118">Хм.</text:span> А что было дальше?</text:p>
      <text:p text:style-name="P6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4"/>
      <text:p text:style-name="P64">Селестия встала, потянувшись по-кошачьи, и направилась к выходу. У двери она обернулась ко мне.</text:p>
      <text:p text:style-name="P64">– Сто лет не гуляла по парку. Составишь мне компанию?</text:p>
      <text:p text:style-name="P64">Я поднялся с кресла, гадая, шутила Селестия про сто лет, или нет?</text:p>
      <text:p text:style-name="P6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4">Селестия грустно засмеялась своим мыслям.</text:p>
      <text:p text:style-name="P6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4">– А о чём ты грустила?</text:p>
      <text:p text:style-name="P6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4">– Но ты не выглядишь сумасшедшей.</text:p>
      <text:p text:style-name="P6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4"><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4">– Постой, а как же Луна? Мне показалось, она питала тёплые чувства к Кимеринну?</text:p>
      <text:p text:style-name="P64">Селестия задумалась, автоматически ковыряя копытом ямку под валуном.</text:p>
      <text:p text:style-name="P6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4">– А Дискорд? Ты говорила, он от древности вообще сбрендил. Тем-не-менее, он определённо «подъезжал» к Луне тогда, в развалинах.</text:p>
      <text:p text:style-name="P6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4">Селестия рассмеялась.</text:p>
      <text:p text:style-name="P6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4">Селестия вскочила с места.</text:p>
      <text:p text:style-name="P64">– АЙ-Я-Я-Я-Я-Й!</text:p>
      <text:p text:style-name="P6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4">– Раньше тут не было муравейника!!! – Селестия с мольбой взглянула на меня. – Мааакс!! Помоги! Они кусаются! Я <text:s/>сейчас свихнусь почище Дискорда!</text:p>
      <text:p text:style-name="P64">Аликорница подпрыгнула и, взбрыкнув, начала кружиться в обратную сторону.</text:p>
      <text:p text:style-name="P64">– Вот нечего землю ковырять там, где не надо! Стой!!! – я схватил её за хвост, останавливая. Затем осторожно завёл руку под накрупник.</text:p>
      <text:p text:style-name="P64">…</text:p>
      <text:p text:style-name="P6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4">– Да ладно! Мне это ничего не стоило.</text:p>
      <text:p text:style-name="P6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4">– Эммм... Селестия?</text:p>
      <text:p text:style-name="P64">– Дааа? – ответила аликорница, не повернув головы. В её тоне слышались смешливые нотки.</text:p>
      <text:p text:style-name="P64">Я вытащил руку из-под накрупника.</text:p>
      <text:p text:style-name="P64">– Всё в порядке?</text:p>
      <text:p text:style-name="P64">Селестия повернула голову, и я ясно увидел широкую улыбку и фирменный ехидный прищур из-под чёлки.</text:p>
      <text:p text:style-name="P64">– А почему ты спрашиваешь? Ты разобрался с муравьями?</text:p>
      <text:p text:style-name="P64">– Вроде да. Хотя, по-моему, дело уже не в муравьях.</text:p>
      <text:p text:style-name="P64">– По-моему, тоже. – рассмеялась аликорница. – Продолжай...</text:p>
      <text:p text:style-name="P64"/>
      <text:h text:style-name="P188" text:outline-level="2">6. Стыд</text:h>
      <text:p text:style-name="P64"/>
      <text:p text:style-name="P100">~~~ Завтра на семь в библиотеке ~~~</text:p>
      <text:p text:style-name="P100"/>
      <text:p text:style-name="P6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4">Норф носился по мастерской, окрылённый новообретённым учеником.</text:p>
      <text:p text:style-name="P6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4"><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4">Я посмотрел на часы. До семи оставалось двадцать минут — как раз, чтоб успеть дойти до библиотеки. Я намеренно уронил на пол тяжёлый рашпиль.</text:p>
      <text:p text:style-name="P64">– На сегодня довольно. Я ж вижу, ты торопишься. – заметил Норф, просыпаясь.</text:p>
      <text:p text:style-name="P6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4">Я закрыл саквояж и сунул его в рюкзак.</text:p>
      <text:p text:style-name="P64">– Завтра будешь? – спросил Норф. – Надо бы закончить заказ из <text:s/>Троттингема.</text:p>
      <text:p text:style-name="P64">– В это же время. – подтвердил я.</text:p>
      <text:p text:style-name="P64"/>
      <text:p text:style-name="P78">***</text:p>
      <text:p text:style-name="P64"/>
      <text:p text:style-name="P6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4">– Здрасьте!</text:p>
      <text:p text:style-name="P64">Аликорница не ответила, всматриваясь в глобус.</text:p>
      <text:p text:style-name="P64">– Привет, говорю! – я подошёл вплотную и легонько сжал ей холку.</text:p>
      <text:p text:style-name="P64">– А, это ты, Макс? Привет. – аликорница, наконец, оторвалась от разноцветной сферы. – Как осваиваешься?</text:p>
      <text:p text:style-name="P64">– Нормально осваиваюсь. Работу себе нашёл. К <text:s/>Норфолку Каррусу в ученики записался.</text:p>
      <text:p text:style-name="P6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4">– Да, уже пять дней. Так здорово снова чувствовать свои мышцы! Корсет был ужасен.</text:p>
      <text:p text:style-name="P64">Аликорница прошлась передо мной с раскрытыми крыльями, демонстрируя восстановленную работоспособность.</text:p>
      <text:p text:style-name="P64">– Ну что же, и я рад за тебя. – я отвернулся, присел на край стола и стал изучать потолок. – Зачем вызывала?</text:p>
      <text:p text:style-name="P6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4">– Ты сердишься?</text:p>
      <text:p text:style-name="P64">Её ресницы щекотали мне щёку. Я отодвинул её морду от лица и сказал скучающим тоном:</text:p>
      <text:p text:style-name="P64">– Та не, с чего бы? За что мне на тебя сердиться?</text:p>
      <text:p text:style-name="P64">– Но ты ведёшь себя как чужой. Как будто мы незнакомы! Ещё чуть-чуть, и станешь называть меня на «Вы» и «Ваше Высочество».</text:p>
      <text:p text:style-name="P64">Меня прорвало.</text:p>
      <text:p text:style-name="P6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4">Я вытащил из заднего кармана брюк смятую записку с королевскими вензелями и бросил её под ноги Селестии.</text:p>
      <text:p text:style-name="P6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4">Наконец Селестия развернулась и глубоко выдохнула.</text:p>
      <text:p text:style-name="P6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4">Я подошёл к аликорнице и прикоснулся к её шее.</text:p>
      <text:p text:style-name="P64">– Всё в порядке. Я тебя понимаю — и ценю твоё признание. Сам бы ещё и не так себя повёл на твоём месте.</text:p>
      <text:p text:style-name="P64">– Да? А как бы ты себя повёл? – заинтересовалась Селестия.</text:p>
      <text:p text:style-name="P64">Я вспомнил свои неудачные попытки завязать личную жизнь с девушками. Конечно, те были далеки от совершенства. Но так ли безгрешен был я сам?</text:p>
      <text:p text:style-name="P64">– Я бы не извинился. Огрызался бы и считал себя правым до последнего. Ещё и послал бы подальше.</text:p>
      <text:p text:style-name="P64">Аликорница насмешливо покачала головой.</text:p>
      <text:p text:style-name="P6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4">Я снова присел на столик, теперь уже лицом к аликорнице.</text:p>
      <text:p text:style-name="P64">– Так что случилось? Куда ты пропадала? Рассказывай.</text:p>
      <text:p text:style-name="P6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4">– Что ты видишь? – спросила она напряжённо.</text:p>
      <text:p text:style-name="P6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4">– Ты не ошиблась? Нет тут никакого города.</text:p>
      <text:p text:style-name="P64">– Сейчас нет. Раньше был. – еле слышно прошептала аликорница.</text:p>
      <text:p text:style-name="P64">– Чего ты так волнуешься? Может, на более подробной карте есть? Я бы на точность глобуса не слишком полагался.</text:p>
      <text:p text:style-name="P6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4">– Так, может, его и не было? – заметил я цинично.</text:p>
      <text:p text:style-name="P6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4">– А как ты сама помнишь о том заклинании, если оно стёрто из бытия? – резонно подметил я.</text:p>
      <text:p text:style-name="P64">– У меня есть защита памяти. Я поставила её, когда сражалась с Иггусом… Правда, защита еле действует, так как прошло очень много времени.</text:p>
      <text:p text:style-name="P6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4">Аликорница потёрла висок и растерянно посмотрела на меня.</text:p>
      <text:p text:style-name="P6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4">Я обнял аликорницу, успокаивая.</text:p>
      <text:p text:style-name="P64">– Не волнуйся, принцесса. Ты делаешь всё, что от тебя зависит. Не твоя вина, если это происходит.</text:p>
      <text:p text:style-name="P64">Селестия рассеянно мотнула головой, не соглашаясь со мной.</text:p>
      <text:p text:style-name="P6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4">Она проследовала к выходу, кивком головы приглашая меня следовать за ней.</text:p>
      <text:p text:style-name="P64"><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4">– Да так, ни о чём. – покраснел я, вернувшись на дорожку.</text:p>
      <text:p text:style-name="P64">Селестия всмотрелась в меня внимательно и всё поняла.</text:p>
      <text:p text:style-name="P64">– <text:s/>Нам не туда. Не сейчас. Я хочу показать тебе Эквестрию. – тихо сказала она.</text:p>
      <text:p text:style-name="P64">&lt;<text:span text:style-name="T66">Pet Shop Boys — A Man Could Get Arrested</text:span>&gt;</text:p>
      <text:p text:style-name="P6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4">Она ещё сочувствует! Я старался не смотреть в её сторону, отводя глаза. Так мы дошли до городской стены.</text:p>
      <text:p text:style-name="P6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4">Взобравшись на галерею по винтовой лестнице крохотной сторожевой башенки, мы остановились у зубца.</text:p>
      <text:p text:style-name="P6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4">– Что ты чувствуешь? – спросила аликорница.</text:p>
      <text:p text:style-name="P64">– У меня нет слов. Ничего прекраснее я в жизни не видел! – только и смог выговорить я.</text:p>
      <text:p text:style-name="P64">Селестия склонила голову, соглашаясь.</text:p>
      <text:p text:style-name="P6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4"><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4">– Прошлогодний выпуск. – заметила Селестия. – Отличная работа, хотя жеребячливости хватает. Что неудивительно, учитывая их возраст.</text:p>
      <text:p text:style-name="P6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7"> </text:span>И вообще, зачем вам учиться летать, если вы и так это умеете с рождения?</text:p>
      <text:p text:style-name="P6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4">– Проблемы? Что за проблемы? Извини, я таки прослушал.</text:p>
      <text:p text:style-name="P6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4">– Когда твоя жизнь длится тысячи лет, начинаешь тонко чувствовать гармонию мира. – начала она.</text:p>
      <text:p text:style-name="P64"/>
      <text:h text:style-name="Heading_20_2" text:outline-level="2"><text:span text:style-name="T1">7</text:span>. Нелетающие пегасы</text:h>
      <text:p text:style-name="P6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0">—</text:span> осень, за осенью <text:span text:style-name="T50">—</text:span> зима. <text:s/>Если пошёл дождь, должно быть мокро, если выпал снег <text:span text:style-name="T5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6">***</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0">— о</text:span>н искренне в это верили.</text:p>
      <text:p text:style-name="P1"><text:span text:style-name="T1">–</text:span> Кто рассказал вам это? Эту… глупость?</text:p>
      <text:p text:style-name="P9">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9">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9">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9">Луна прибыла через пятнадцать минут.</text:p>
      <text:p text:style-name="P9">–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9">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9">– Извини, Луна, дело срочное.</text:p>
      <text:p text:style-name="P9">– Надеюсь, оно стоит моих прерванных грёз об Ночной Эквестрии!</text:p>
      <text:p text:style-name="P9">– Об Ночной Эквестрии?? Брось, сестра, я знаю, о чём ты грезишь! Уж точно среди моих стражников нет никого с таким именем.</text:p>
      <text:p text:style-name="P9">– Да как ты смеешь?!!</text:p>
      <text:p text:style-name="P9">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9">– Это… <text:span text:style-name="T119">т</text:span>вои??? И ты скрывала от меня всё это время??? Но кто??? Кто их отец?!! КТО ЭТОТ… !!!</text:p>
      <text:p text:style-name="P9">Мне пришлось заткнуть Луне рот, чтобы не разбудить жеребят.</text:p>
      <text:p text:style-name="P9">– Тсссс! Неужели ты думаешь, что по плодовитости я могу дать фору Кризалис? Нет, это не мои жеребята. Успокойся и взгляни на их сны.</text:p>
      <text:p text:style-name="P9">Луна умолкла и сосредоточилась. Постепенно на её морде гнев сменился недоверием, а потом и ужасом.</text:p>
      <text:p text:style-name="P9">– Сто рогов мне в круп! ЧТО ЭТО ЗА…</text:p>
      <text:p text:style-name="P9">От волнения Луна вспомнила армейские ругательства. Мне снова пришлось заткнуть ей рот. </text:p>
      <text:p text:style-name="P9">– Из-за этого кошмара они отказались сдавать лётный экзамен и рискуют стать отвержеными. Ну, ты же знаешь пегасов...</text:p>
      <text:p text:style-name="P9">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9">–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9">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9">Наконец Луна опустилась на пол, выходя из транса. Магическая аура исчезла и она обессиленно бухнулась на колени.</text:p>
      <text:p text:style-name="P9">– Проклятье! К такому я не была готова!</text:p>
      <text:p text:style-name="P9">Луна подняла голову, я с ужасом обнаружила, что вместо моей любимой и единственной сестры на меня змеиными глазами смотрит Найтмэр Мун.</text:p>
      <text:p text:style-name="P9">– Что? Что ты видела,? Что с тобой произошло, сестра?</text:p>
      <text:p text:style-name="P9"><text:soft-page-break/>Я не верила своим глазам. Страхи прошлого вернулись ко мне с новой силой.</text:p>
      <text:p text:style-name="P9">– Тия, эта гадость пришла не из нашего мира. В их снах я видела...</text:p>
      <text:p text:style-name="P9">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4">Ну что же, основное искусство правления <text:span text:style-name="T17">—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4"/>
      <text:p text:style-name="P78">***</text:p>
      <text:p text:style-name="P64"/>
      <text:p text:style-name="P81">– Так ты поручила Твайлайт Спаркл расследование необычных снов жеребят?</text:p>
      <text:p text:style-name="P81">– Да, их и других <text:span text:style-name="T88">подобных</text:span>,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text:span text:style-name="T88">расследование с другим. По всей Эквестрии начали исчезать пони во сне.</text:span><text:span text:style-name="T17"> Они засыпа</text:span><text:span text:style-name="T24">ют</text:span><text:span text:style-name="T17">, а на утро находят лишь примятую простыню в постели.</text:span></text:p>
      <text:p text:style-name="P64">– А что стало с жеребятами? – спросил я. – Они перестали бояться экзаменов?</text:p>
      <text:p text:style-name="P6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4">Описав круг, Селестия перелетела через стену и приземлилась в парке. Я скатился на траву, пытаясь <text:soft-page-break/>вдохнуть.</text:p>
      <text:p text:style-name="P64">– Что... Это... Было?</text:p>
      <text:p text:style-name="P64">Селестия осторожно, но настойчиво повалила меня на траву и принялась ощупывать рёбра.</text:p>
      <text:p text:style-name="P64">– Так больно? А так?</text:p>
      <text:p text:style-name="P6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4">– Не могу поверить. В Кантерлоте никогда не было землетрясений. Это неестественно. – пробормотала аликорница растерянно. – Слишком быстро.</text:p>
      <text:p text:style-name="P64">– Что <text:span text:style-name="T17">— </text:span>быстро? – не выдержал я.</text:p>
      <text:p text:style-name="P6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4">– Нет проблем, Селестия. Я всё понимаю.</text:p>
      <text:p text:style-name="P64">Аликорница приготовилась было взлетать, но в последний момент, приняв какое-то решение, остановилась.</text:p>
      <text:p text:style-name="P64">– Макс?</text:p>
      <text:p text:style-name="P64">– Да?</text:p>
      <text:p text:style-name="P64">– Мы уже достаточно неплохо знаем друг друга. Могу сказать, что ты меня знаешь лучше, чем кто-либо ещё во дворце, за исключением Луны.</text:p>
      <text:p text:style-name="P64">– Да?</text:p>
      <text:p text:style-name="P64">– Да. Зови меня Тия. Если хочешь.</text:p>
      <text:p text:style-name="P64">– Хорошо. До встречи, Тия.</text:p>
      <text:p text:style-name="P64">– До встречи, Макс.</text:p>
      <text:p text:style-name="P64"/>
      <text:h text:style-name="Heading_20_2" text:outline-level="2"><text:span text:style-name="T1">8</text:span>. <text:span text:style-name="T17">40-6</text:span></text:h>
      <text:p text:style-name="P117">Mark Knopfler — Hill Farmers Blues — или на следующую главу (прощание)</text:p>
      <text:p text:style-name="P64"/>
      <text:p text:style-name="P10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7">Истончения </text:span>(быть может, к счастью). Всё, что я могу <text:span text:style-name="T17">— оставить тебе напутствие.</text:span></text:p>
      <text:p text:style-name="P100"><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7">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100"><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100">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100">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100">Удачи!</text:p>
      <text:p text:style-name="P47">…</text:p>
      <text:p text:style-name="P47"/>
      <text:p text:style-name="P64">Тоже мне, философ выискался, Диоген копытный! Вот не люблю, когда всякие "гуру" с глубокомысленным видом порют чушь. Эквестрия <text:span text:style-name="T20">—</text:span> отличная страна, пони <text:span text:style-name="T20">— </text:span><text:span text:style-name="T17">прекрасные создания, порядки тут отличные! Чисто, культурно, вежливо. Дворецкий </text:span><text:span text:style-name="T20">—</text:span><text:span text:style-name="T1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57">— вся архитектура явно </text:span><text:span text:style-name="T50">была </text:span><text:span text:style-name="T57">заточена под крылатых. Таких, для которых приземлиться на балкон в тронном зале или уйти через портик на крыше</text:span><text:span text:style-name="T67"> </text:span><text:span text:style-name="T57">—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0">Каменный пол комнаты был покрыт розовым ковром с длиннейшим ворсом.</text:span><text:span text:style-name="T57"> </text:span><text:span text:style-name="T50">Его центр занимал высокий </text:span><text:span text:style-name="T57">кругл</text:span><text:span text:style-name="T50">ый</text:span><text:span text:style-name="T57"> </text:span><text:span text:style-name="T50">футон</text:span><text:span text:style-name="T57"> </text:span><text:span text:style-name="T50">с</text:span><text:span text:style-name="T57"> велик</text:span><text:span text:style-name="T50">им</text:span><text:span text:style-name="T57"> множество</text:span><text:span text:style-name="T50">м</text:span><text:span text:style-name="T5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64">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4">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64">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4">Аликорница смутилась.</text:p>
      <text:p text:style-name="P6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7">— корректировка орбиты слишком груба для поддержания благоприятных условий</text:span>.</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text:span><text:span text:style-name="T16">планеты</text:span><text:span text:style-name="T1"> требуется огромное количество сил </text:span><text:span text:style-name="T16">и умения</text:span><text:span text:style-name="T1">.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64">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text:soft-page-break/>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0">Мне печалиться не стоит</text:p><text:p text:style-name="P160">Жизнь прекрасна и ярка</text:p><text:p text:style-name="P160">Телом молода, душою —</text:p><text:p text:style-name="P160">Как дракон морской мудра</text:p><text:p text:style-name="P160"/><text:p text:style-name="P160">Я видала взлёт империй,</text:p><text:p text:style-name="P160">Я жила среди легенд,</text:p><text:p text:style-name="P160">Древней магии мистерий</text:p><text:p text:style-name="P160">Я прилежнейший студент</text:p><text:p text:style-name="P160"/><text:p text:style-name="P160">Обожаема народом,</text:p><text:p text:style-name="P160">Уважаема врагом,</text:p><text:p text:style-name="P160">Но друзей моих немного,</text:p><text:p text:style-name="P160">Но жжёт душу холодом</text:p><text:p text:style-name="P160"/><text:p text:style-name="P160">Одинока и печальна,</text:p><text:p text:style-name="P160">Недоступна и строга,</text:p><text:p text:style-name="P160">Потеряла изначальный</text:p><text:p text:style-name="P160">Смысл жизни навсегда</text:p><text:p text:style-name="P160"/><text:p text:style-name="P160">Жизнь моя теперь публична,</text:p><text:p text:style-name="P160">Жизнь моя теперь для всех,</text:p><text:p text:style-name="P160">В этом — горе, в этом — счастье,</text:p><text:p text:style-name="P16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text:soft-page-break/>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3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4">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4"><text:soft-page-break/>Тия фыркнула.</text:p>
      <text:p text:style-name="P6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64">Её ресницы щекотали мне щеку. Я повернулся к ней и буквально растворился в ласковом взгляде огромных фиалковых глаз.</text:p>
      <text:p text:style-name="P64">–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4">Тия подняла голову.</text:p>
      <text:p text:style-name="P6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4">Как во сне я разделся и зашёл к ней сзади. "Это неправильно!» – пискнули во мне остатки ханжества и замолкли, раздавленные желанием.</text:p>
      <text:p text:style-name="P6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4">Через некоторое время Тия осторожно высвободилась из-под меня и встала с постели. </text:p>
      <text:p text:style-name="P64">– Лежи, я сейчас. – муркнула она, поцеловав меня в ухо.</text:p>
      <text:p text:style-name="P6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4">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7">–</text:span> А водку у вас принято пить?</text:p>
      <text:p text:style-name="P44"><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4">Достав из шкафчика пузатую заплесневевшую бутылку, Тия что-то прикинула и наполнила её содержимым два бокала на полуметровых ножках.</text:p>
      <text:p text:style-name="P64">–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4">Тия покачала головой и прошла с бокалами в ванную, кивком пригласив меня следовать за ней.</text:p>
      <text:p text:style-name="P6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64"><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4">Наконец, я со вздохом отпрянул.</text:p>
      <text:p text:style-name="P64"><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6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4"><text:span text:style-name="T17">– Это ты называешь “дружбой”? – с </text:span>улыбкой хмыкнул<text:span text:style-name="T17"> я. – </text:span>Мне нравится твоё чувство юмора.</text:p>
      <text:p text:style-name="P64">Аликорница нахмурилась.</text:p>
      <text:p text:style-name="P64"><text:span text:style-name="T17">– </text:span>Тебе не нравится моя дружба? Ты не принимаешь её? Ты чем-то недоволен?</text:p>
      <text:p text:style-name="P64">Я расхохотался, чуть не поперхнувшись водой, плескавшейся у подбородка.</text:p>
      <text:p text:style-name="P64"><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64">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недели,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6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4"/>
      <text:h text:style-name="Heading_20_2" text:outline-level="2">9. <text:span text:style-name="T1">Прощание</text:span></text:h>
      <text:p text:style-name="P64"/>
      <text:p text:style-name="P47">– <text:span text:style-name="T1">Норф!.. Эй, Норф! Ты где?..</text:span></text:p>
      <text:p text:style-name="P6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78">***</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9"><text:soft-page-break/>От нечего делать, стал прислушиваться к полушёпоту, витавшему под сводами зала.</text:p>
      <text:p text:style-name="P9">…</text:p>
      <text:p text:style-name="P1"><text:span text:style-name="T57">– </text:span><text:span text:style-name="T50">Говорят, в </text:span><text:span text:style-name="T33">Додж </text:span><text:span text:style-name="T34">Джанкшн</text:span><text:span text:style-name="T5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9"><text:span text:style-name="T57">– </text:span><text:span text:style-name="T60">А из Пинто Крика уже месяц нет новостей...</text:span></text:p>
      <text:p text:style-name="P9"><text:span text:style-name="T57">– </text:span><text:span text:style-name="T6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4">…</text:p>
      <text:p text:style-name="P17"><text:span text:style-name="T60">– </text:span>“<text:span text:style-name="T1">Что я могу сделать, чтобы вернуть всё назад?</text:span>”</text:p>
      <text:p text:style-name="P17"><text:span text:style-name="T60">– </text:span><text:span text:style-name="T50">Так и сказала?</text:span></text:p>
      <text:p text:style-name="P1"><text:span text:style-name="T57">– </text:span><text:span text:style-name="T50">Да, </text:span><text:span text:style-name="T54">Фэнси</text:span><text:span text:style-name="T5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0">– </text:span><text:span text:style-name="T50">Что бы это значило, Флер?</text:span></text:p>
      <text:p text:style-name="P17"><text:span text:style-name="T60">– </text:span><text:span text:style-name="T5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4">…</text:p>
      <text:p text:style-name="P11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11">– Куда проваливаться?</text:p>
      <text:p text:style-name="P111">– Они не знают. В тех провалах не видно дна...</text:p>
      <text:p text:style-name="P111">…</text:p>
      <text:p text:style-name="P11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11">– Леди и джентлькольты! Приём окончен! Её Высочество Принцесса Селестия будет рада видеть <text:s/>вас в следующую среду!</text:p>
      <text:p text:style-name="P11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7">–</text:span> Пятьдесят шесть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6">— </text:span><text:span text:style-name="T4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text:span text:style-name="T88">Судя по всему, во сне.</text:span></text:p>
      <text:p text:style-name="P45">– И Норф? О-о-о, нет!</text:p>
      <text:p text:style-name="P45">Селестия в отчаянии села на пол, прижав копыто к виску <text:span text:style-name="T88">и </text:span>опустошенно кача<text:span text:style-name="T88">я</text:span> головой.</text:p>
      <text:p text:style-name="P46">– Я бессильна остановить это. <text:span text:style-name="T88">Раньше</text:span> исчеза<text:span text:style-name="T88">ли</text:span>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31">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text:span text:style-name="T93">способная</text:span> <text:span text:style-name="T93">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86">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64">Она повернулась и вышла из зала, почти подметая хвостом пол.</text:p>
      <text:p text:style-name="P44"><text:span text:style-name="T18">&lt;</text:span><text:span text:style-name="T4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8">&gt;</text:span></text:p>
      <text:p text:style-name="P1"><text:span text:style-name="T59">&lt;</text:span><text:span text:style-name="T69">Mark Knopfler - </text:span><text:span text:style-name="T68">Hill Farmer's Blues</text:span><text:span text:style-name="T59">&gt;</text:span></text:p>
      <text:p text:style-name="P61">***</text:p>
      <text:p text:style-name="P60"/>
      <text:p text:style-name="P6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3"><text:soft-page-break/>–<text:span text:style-name="T1"> Но магия есть и сейчас, мам!</text:span></text:p>
      <text:p text:style-name="P6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100">Так возникли пони и многие другие.</text:p>
      <text:p text:style-name="P6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3">–<text:span text:style-name="T1"> Весь мир как Вечнодикий лес?</text:span></text:p>
      <text:p text:style-name="P10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100">– Мааам, а со мной связан элементаль?</text:p>
      <text:p text:style-name="P100">– Конечно, Эйприл. В каждом из нас есть её бессмертная искорка.</text:p>
      <text:p text:style-name="P1"><text:span text:style-name="T5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63"><text:span text:style-name="T1">– Конечно, мам! «День горящего очага» </text:span>— <text:span text:style-name="T1">верно?</text:span></text:p>
      <text:p text:style-name="P100">– Ты прав. И, видя мир и согласие среди своих подопечных, <text:span text:style-name="T122">в</text:span>о<text:span text:style-name="T122">з</text:span>радовались элементали трёх пони-рас. И тоже объединились, вобрав в себя <text:span text:style-name="T122">их общие </text:span>черты.</text:p>
      <text:p text:style-name="P100">Так возникли аликорны.</text:p>
      <text:p text:style-name="P103">Но даже после <text:span text:style-name="T122">тройственного </text:span>союза жизнь пони была нелегка. Воинственные соседи теснили их, больш<text:span text:style-name="T120">ая</text:span> их часть <text:span text:style-name="T120">была в рабстве</text:span>.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103">Имя её было Селестия.</text:p>
      <text:p text:style-name="P103">За ней последовала и сестра её, Луна.</text:p>
      <text:p text:style-name="P10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text:span text:style-name="T121">З</text:span>олотой <text:span text:style-name="T121">в</text:span>ек. <text:span text:style-name="T122">Пони больше не голодают, не воюют и не томятся в рабстве.</text:span> И так будет и впредь, пока аликорны опекают пони, а пони признают опеку аликорнов. </text:p>
      <text:p text:style-name="P102">То есть, всегда.</text:p>
      <text:p text:style-name="P100">Тут и сказке конец. А теперь, Эйприл, залазь на полку и закрывай глазки.</text:p>
      <text:p text:style-name="P100">– Ну мааам! Раскажи ещё что-нибудь! Про Сомбру!</text:p>
      <text:p text:style-name="P100">–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100">– А почему только тебя? А меня? А дядю-горгулия?</text:p>
      <text:p text:style-name="P100"><text:soft-page-break/>– <text:s/>Тебя я забрать ему не дам. А в дядю не тыкай копытом, это невежливо! Спи уже, мой маленький!</text:p>
      <text:p text:style-name="P100">– Поцелуй меня на ночь, мам!</text:p>
      <text:p text:style-name="P100">– Конечно, мой хороший...</text:p>
      <text:p text:style-name="P100"/>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64">Уплатив в городской бюджет скромную арендную плату и получив ключ, я отправился обживаться.</text:p>
      <text:p text:style-name="P17"/>
      <text:p text:style-name="P26">***</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37">меткоискатели потом устроят во дворе за домом Макса эксперимент по </text:span><text:s/><text:span text:style-name="T37">полёту на реактивном воздушном змее с антиоблачной пушкой — хотят быть погодными пони</text:span>&gt;. А вот...</text:p>
      <text:p text:style-name="P1"><text:span text:style-name="T57">–</text:span><text:span text:style-name="T50"> Эй, верзила, поосторожнее, лягать тебя в круп!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text:soft-page-break/>–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5">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 </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ом джеме.</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text:span text:style-name="T91">ведущего дизайнера и гранд-портного</text:span>, <text:span text:style-name="T91">Рококо Фрау-Фрау</text:span>. <text:span text:style-name="T91">Его</text:span> заказы расписаны на год вперёд. Будешь в Кантерлоте — передай е<text:span text:style-name="T91">му</text:span>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5">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4">Мне показалось, единорожка смотрела на меня малость раздражённо. <text:span text:style-name="T89">Фолиант с громким стуком хлопнулся на пол.</text:span></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5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58">и исчезновений пони </text:span><text:span text:style-name="T57">уже год. Почту за честь работать </text:span><text:span text:style-name="T50">под твоим руководством</text:span><text:span text:style-name="T5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9">l'amore</text:span><text:span text:style-name="T18">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71">преобразователь</text:span> пси-поля! <text:span text:style-name="T71">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79">о</text:span>к. В лапах он держал поднос с варёной кукурузой.</text:p>
      <text:p text:style-name="P47"><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8"><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7"><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4"/>
      <text:p text:style-name="P50">***</text:p>
      <text:p text:style-name="P47"/>
      <text:p text:style-name="P148"><text:tab/><text:span text:style-name="T78">Свеча отбрасывала мягкие тени на </text:span>книжн<text:span text:style-name="T78">ые</text:span> полк<text:span text:style-name="T78">и. Спайк положил обглоданную кочерыжку на горку и принялся облизывать пальцы.</text:span></text:p>
      <text:p text:style-name="P70">– Так. – <text:s/><text:span text:style-name="T78">я ткнул в позицию в длинном списке оснащения. – </text:span>Зачем тебе <text:span text:style-name="T72">преобразователь пси-поля?</text:span></text:p>
      <text:p text:style-name="P66">– Чтобы <text:span text:style-name="T73">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6">– <text:span text:style-name="T73">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9">– <text:span text:style-name="T77">Спайк! Ковыряться когтем в зубах некрасиво! Тем более, при посторонних!</text:span></text:p>
      <text:p text:style-name="P71"><text:bookmark-start text:name="__DdeLink__11609_1907426502"/>– <text:bookmark-end text:name="__DdeLink__11609_1907426502"/><text:span text:style-name="T79">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71">– <text:span text:style-name="T80">СПАЙК!!! Откуда ты взял этот листок?!! – Твайлайт покраснела, как варёный рак и выхватила бумажку у меня из рук.</text:span></text:p>
      <text:p text:style-name="P71">– <text:span text:style-name="T81">У тебя в черновиках, естественно. Ты сама сказала экономить бумагу. – пожал плечами дракончик.</text:span></text:p>
      <text:p text:style-name="P80">Я осторожно взял листок назад, перевернув его обратно.</text:p>
      <text:p text:style-name="P66">– <text:span text:style-name="T73">Электростимулятор гипоталамуса. Драконий. В комплекте с усиленной больничной койкой и набором фиксаторов.</text:span></text:p>
      <text:p text:style-name="P67">– <text:span text:style-name="T74">Это ещё чего??? – удивился Спайк. – я что-то не помню, чтоб ты такое хотела!</text:span></text:p>
      <text:p text:style-name="P72">– <text:span text:style-name="T75">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21">— </text:span><text:span text:style-name="T22">то есть крыльев. И я подумала: а что, если…</text:span></text:p>
      <text:p text:style-name="P68"><text:span text:style-name="T22">– Вот ещё! </text:span><text:span text:style-name="T76">– возмутился дракончик. – Никогда на такое не соглашусь!</text:span></text:p>
      <text:p text:style-name="P68">– <text:span text:style-name="T76">Но ты сам подумай, как было бы здорово обладать крыльями! – мечтательно возразила Твайлайт.</text:span></text:p>
      <text:p text:style-name="P68"><text:soft-page-break/>– <text:span text:style-name="T76">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77">– <text:span text:style-name="T123">Угу. Только шар ты же и прожёг, соревнуясь по отрыжке с Рэйнбоу.</text:span></text:p>
      <text:p text:style-name="P73">– <text:span text:style-name="T82">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4">– <text:span text:style-name="T83">Ну, достичь удалось не слишком многого. – повесила нос единорожка. – Собственно, сами работы шли только первые два месяца </text:span><text:span text:style-name="T21">— </text:span><text:span text:style-name="T23">потом меня отстранили от </text:span><text:span text:style-name="T30">экспериментов</text:span><text:span text:style-name="T23">. </text:span><text:span text:style-name="T30">И после этого от меня требуют ускорить исследования!</text:span><text:span text:style-name="T25">&lt;</text:span><text:span text:style-name="T42">Луна является изо сна и запрещает Твайлайт дальнейшие исследования – потом Макс встречается с ней во сне</text:span><text:span text:style-name="T25">&gt;</text:span></text:p>
      <text:p text:style-name="P75">– <text:span text:style-name="T90">Почему тебя отстранили?</text:span></text:p>
      <text:p text:style-name="P76">– <text:span text:style-name="T90">Из-за первых результатов. – единорожка насупилась ещё больше. – Они были ужасными.</text:span></text:p>
      <text:p text:style-name="P75"/>
      <text:p text:style-name="P79">***</text:p>
      <text:p text:style-name="P49"/>
      <text:p text:style-name="P55">...Я чрезвычайно горда заданием <text:span text:style-name="T85">принцессы </text:span>Селестии! <text:span text:style-name="T84">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7"><text:span text:style-name="T99">Нетрудно заметить, что о</text:span>бе проблемы объединяет одно: сон. Одни пони видят потусторонние сны, другие исчезают во сне. <text:span text:style-name="T99">Поэтому сон и будет темой моего исследования.</text:span></text:p>
      <text:p text:style-name="P58">Со слов Луны, оболочка реальности истончилась и начала прорываться. <text:span text:style-name="T94">И первой она начала рваться во снах, где она и так тонка.</text:span></text:p>
      <text:p text:style-name="P56">Я перерыла все <text:span text:style-name="T92">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59">В который раз прохаживаясь <text:span text:style-name="T101">в раздумьях</text:span> по королевской библиотеке, в крыле Стар Свирла Бородатого я наткнулась на подсоб<text:span text:style-name="T97">ку</text:span>, где между пыльными бухгалтерскими книгами и позапрошлогодним <text:s/>выпуском “PlayMare” я нашла его! Древнее неоконченное заклинание Индрэ, <text:span text:style-name="T98">одержимого</text:span> единорога! <text:span text:style-name="T100">Заклинания</text:span> не было в библиотечных каталогах и это просто чудо, что я нашла этот листок!</text:p>
      <text:p text:style-name="P104"/>
      <text:p text:style-name="P104">– <text:span text:style-name="T95">Ага, он был закладкой в четвёртом номере «PlayMare», в разделе «Тридцать две позы, которые удивят вашего френдкольта».</text:span></text:p>
      <text:p text:style-name="P105">– <text:span text:style-name="T86">Спайк! Немедленно ложись спать!</text:span></text:p>
      <text:p text:style-name="P106">– <text:span text:style-name="T96">Уже иду. Кукурузу доем только и иду.</text:span></text:p>
      <text:p text:style-name="P106">– <text:span text:style-name="T96">Продолжай, Твайлайт.</text:span></text:p>
      <text:p text:style-name="P83"/>
      <text:p text:style-name="P96">Всё было готово к эксперименту. <text:span text:style-name="T104">До полуночи оставалось полчаса.</text:span> <text:span text:style-name="T102">В центре библиотеки была выложена пятиконечная звезда из матрасов с пуфиком посредине. Я отдавала последние инструкции.</text:span></text:p>
      <text:p text:style-name="P87">– <text:span text:style-name="T103">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text:span><text:soft-page-break/><text:span text:style-name="T103">исчезновением пони и за истончением реальности нашего мира.</text:span></text:p>
      <text:p text:style-name="P84">– <text:span text:style-name="T105">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span></text:p>
      <text:p text:style-name="P85">– <text:span text:style-name="T106">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86">– <text:span text:style-name="T107">Так давай сюда весь Понивилль притащим! Это ж будет на 20% круче! Представляю себе видок Биг Мака в теле мисс Черили, гы-гы!</text:span></text:p>
      <text:p text:style-name="P88">– <text:span text:style-name="T108">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text:span text:style-name="T21">— </text:span><text:span text:style-name="T26">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27">Поэтому я созвала всех вас и рассчитываю на вашу помощь.</text:span></text:p>
      <text:p text:style-name="P89">– <text:span text:style-name="T109">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span></text:p>
      <text:p text:style-name="P90">– <text:span text:style-name="T110">Не волнуйся, Флаттершай, для этого я буду бодрствовать и контролировать ход эксперимента. Если что-то пойдёт не так, я немедленно его прерву и разбужу вас.</text:span></text:p>
      <text:p text:style-name="P91">– <text:span text:style-name="T111">Оу, какая </text:span>знаковая встреча <text:span text:style-name="T111">получается</text:span>! <text:span text:style-name="T111">В</text:span>сё совсем как в Древние Времена, когда образовывались Тайные Общества и могущественные маги решали судьбы Эквестрии! <text:span text:style-name="T111">Твайли, золотце, ты очень правильно расставила свечи: </text:span>в ключевых позициях, дающих наиболее причудливые тени! <text:span text:style-name="T111">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span></text:p>
      <text:p text:style-name="P92">– <text:span text:style-name="T112">Скажи уж прямо, поближе к королевскому дворцу, Рэр! Все в курсе твоих интересов, сахарок!</text:span></text:p>
      <text:p text:style-name="P93">– <text:span text:style-name="T113">Эпплджек, я попрошу! Я же никому не говорю, ЧТО ты делаешь с огурцами!</text:span></text:p>
      <text:p text:style-name="P95">– !!!</text:p>
      <text:p text:style-name="P94">– <text:span text:style-name="T114">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text:span text:style-name="T28">. </text:span><text:span text:style-name="T29">Это поможет мне в моей монографии на тему аликорнизации.</text:span></text:p>
      <text:p text:style-name="P98"><text:span text:style-name="T115">Я</text:span> уселась на пуфике, <text:span text:style-name="T115">а п</text:span>одруги заняли места на матрасах…</text:p>
      <text:p text:style-name="P107"/>
      <text:p text:style-name="P107">– <text:span text:style-name="T116">Спайк, будь добр, принеси дневник эксперимента. Он в подвале, за шафом с ретортами, в...</text:span></text:p>
      <text:p text:style-name="P108">– <text:span text:style-name="T117">В сейфе, я в курсе.</text:span></text:p>
      <text:p text:style-name="P107"/>
      <text:p text:style-name="P109">***</text:p>
      <text:p text:style-name="P179">&lt;<text:span text:style-name="T131">d.notive — Talking Flight</text:span>&gt;</text:p>
      <text:p text:style-name="P110">Дата: <text:span text:style-name="T124">12.04.1003 А.С.</text:span></text:p>
      <text:p text:style-name="P176"><text:span text:style-name="T130">Испытуемая</text:span>: Рэрити.</text:p>
      <text:p text:style-name="P110"><text:span text:style-name="T124">Описание документа: запись с</text:span>н<text:span text:style-name="T130">а со слов испытуемой</text:span>.</text:p>
      <text:p text:style-name="P177">Замечания: Замечаний нет.</text:p>
      <text:p text:style-name="P110"><text:soft-page-break/></text:p>
      <text:p text:style-name="P180"><text:span text:style-name="T51">Я летела сквозь мглу, усеянную мерцающими </text:span><text:span text:style-name="T53">звёздочками</text:span><text:span text:style-name="T51">, к той единственной, к которой </text:span><text:span text:style-name="T52">меня</text:span><text:span text:style-name="T51"> тянуло с неодолимой силой и которая приковывала всё </text:span><text:span text:style-name="T52">моё</text:span><text:span text:style-name="T51"> внимание. </text:span><text:span text:style-name="T53">Звёздочка</text:span> росла, превращаясь в светящуюся сферу, заполняющую всё поле зрения. По мере приближения стало заметно, что она состоит из мириадов <text:span text:style-name="T133">искорок</text:span>.</text:p>
      <text:p text:style-name="P181">Приблизившись к сфере, <text:span text:style-name="T125">я</text:span>, наконец, рассмотрела, что <text:span text:style-name="T133">искорки</text:span> <text:span text:style-name="T17">—</text:span> это <text:span text:style-name="T133">светящиеся прозрачные </text:span>силуэты пони, <text:span text:style-name="T125">связанные друг с другом воедино биллионами тончайших</text:span> нит<text:span text:style-name="T133">ей</text:span>.</text:p>
      <text:p text:style-name="P181"><text:span text:style-name="T125">Я</text:span> чувствовала, что <text:span text:style-name="T125">моё</text:span> место там, в<text:span text:style-name="T125">нутри</text:span> <text:span text:style-name="T125">сферы</text:span>. Но та же сила, что влекла <text:span text:style-name="T125">меня</text:span> к <text:span text:style-name="T125">ним</text:span>, <text:span text:style-name="T133">вдруг </text:span>по<text:span text:style-name="T132">тянула</text:span> <text:span text:style-name="T125">меня</text:span> в <text:span text:style-name="T125">сторону</text:span>. Огибая <text:span text:style-name="T125">сферу</text:span>, <text:span text:style-name="T125">я</text:span> заметила цепочку <text:span text:style-name="T125">из пони, протянувшуюся из сферы в темноту</text:span>.</text:p>
      <text:p text:style-name="P181">Пони отстранённо трусили во тьме, приближаясь к большому экрану, <text:span text:style-name="T129">парящему в пустоте</text:span>. <text:span text:style-name="T129">Б</text:span>лижайшая к экрану пони <text:span text:style-name="T134">тронула</text:span> копытом <text:span text:style-name="T126">тёмную гладь</text:span> и об<text:span text:style-name="T126">ернулась</text:span> к остальным в нерешительности. В глазах её от<text:span text:style-name="T129">разилась</text:span> длинная цепочка <text:span text:style-name="T126">собратьев</text:span>, ожидавших своей очереди. <text:s/>Экран покрылся рябью, <text:span text:style-name="T127">за ним проступило некое </text:span>изображение.</text:p>
      <text:p text:style-name="P181">Наконец <text:span text:style-name="T127">пони</text:span> собралась с духом и прыгнула в<text:span text:style-name="T127">перёд</text:span>.</text:p>
      <text:p text:style-name="P182">Экран, проглотив пони, <text:span text:style-name="T128">разгладился</text:span>. </text:p>
      <text:p text:style-name="P182"/>
      <text:p text:style-name="P174">Примечания: <text:s/>Эгрегор Эквестрии? <text:span text:style-name="T135">Если это эгрегор (место , откуда берутся и куда уходят всепони), то <text:s/>в конце сна мы наблюдаем его утечку. Вопрос: куда ведёт чёрный экран?</text:span></text:p>
      <text:p text:style-name="P182"/>
      <text:p text:style-name="P182"/>
      <text:p text:style-name="P182"/>
      <text:p text:style-name="P183">&lt;<text:span text:style-name="T45">Это уже видит Макс в своём сне — он проследит за Рэрити и остальными</text:span>&gt;</text:p>
      <text:p text:style-name="P18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81">Внезапно он открыл глаза и посмотрел на экран. В глазах его отражалась цепочка пони, как у прыгнувшей за миг до того в экран пони.</text:p>
      <text:p text:style-name="P181">Рябь экрана разглаживалась, он постепенно становился непрозрачно-матовым. Так же угасало отражение светящейся цепочки в глазах у юноши.</text:p>
      <text:p text:style-name="P178"/>
      <text:h text:style-name="P191" text:outline-level="2">Сон Рэрити</text:h>
      <text:p text:style-name="P5"/>
      <text:p text:style-name="P5">… в огромном пустом пространстве, а меня окружают звёзды, <text:span text:style-name="T1">–</text:span> рассказывала Рэрити, когда мы с пегаской вломились в библиотеку.</text:p>
      <text:p text:style-name="P5"><text:span text:style-name="T1">–</text:span> Привет Макс, - кивнула она мне.</text:p>
      <text:p text:style-name="P5">Рэрити перевела взгляд с меня на взъерошенную пегаску и недоверчиво сморщила носик.</text:p>
      <text:p text:style-name="P5"><text:span text:style-name="T1">–</text:span> Боже, какие страсти! - прошептала она.</text:p>
      <text:p text:style-name="P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text:span text:style-name="T1">–</text:span> Ну так вот, <text:span text:style-name="T1">–</text:span> продолжила Рэрити, <text:span text:style-name="T1">–</text:span> в этом космосе вдруг появилась звёздочка...</text:p>
      <text:p text:style-name="P5"/>
      <text:p text:style-name="P5"><text:soft-page-break/><text:span text:style-name="T17">&lt;</text:span><text:span text:style-name="T37">Вкратце суть сна Рэрити.</text:span></text:p>
      <text:p text:style-name="P5"><text:span text:style-name="T37">Она проснулась в мире Терры веб-дизайнером. И мир Эквестрии ей только снился </text:span><text:span text:style-name="T40">—</text:span><text:span text:style-name="T37"> и быстро начал забываться. Т.е. мир Эквестрии - всего лишь сон терранского парня (девушки?)</text:span></text:p>
      <text:p text:style-name="P5"><text:span text:style-name="T37">к экрану - очередь из пони (пони пропадают из Эквестрии). В очереди близко к экрану </text:span><text:span text:style-name="T40">—</text:span><text:span text:style-name="T37"> Селестия. Рэрити </text:span><text:span text:style-name="T40">—</text:span><text:span text:style-name="T37"> без очереди (у неё </text:span><text:span text:style-name="T40">—</text:span><text:span text:style-name="T37"> билет-пропуск от Индрэ).</text:span></text:p>
      <text:p text:style-name="P5"><text:span text:style-name="T37">Рэрити проснулась парнем, т.к. в Эквестрии </text:span><text:span text:style-name="T40">—</text:span><text:span text:style-name="T37"> матриархат, роль терранских мужчин там несут кобылы.</text:span></text:p>
      <text:p text:style-name="P5"><text:span text:style-name="T37">В конце-концов Макс проснётся на Земле, всё это ему приснится и он быстро забудет этот сон. По стопам этого сна он напишет книгу</text:span><text:span text:style-name="T17">&gt;</text:span></text:p>
      <text:p text:style-name="P5"/>
      <text:p text:style-name="P8">***</text:p>
      <text:p text:style-name="P5"/>
      <text:p text:style-name="P5"><text:span text:style-name="T17">&lt;</text:span><text:span text:style-name="T37">Влад рассказывает Максу о своём сне </text:span><text:span text:style-name="T40">—</text:span><text:span text:style-name="T37"> как он был поняхой, а потом проснулся в мире Терры</text:span><text:span text:style-name="T17">&gt;</text:span></text:p>
      <text:p text:style-name="P19"/>
      <text:p text:style-name="P5"><text:span text:style-name="T17">– </text:span>... я слишком приблизилась к экрану и меня стало тянуть к нему. Пони, ждущий своей очереди, еле увернулся от меня <text:span text:style-name="T17">—</text:span> так быстро я неслась к экрану, <text:span text:style-name="T17">–</text:span> возбуждённо говорила Рэрити, <text:span text:style-name="T17">–</text:span> но тут… <text:span text:style-name="T17">–</text:span> она запнулась.</text:p>
      <text:p text:style-name="P5"><text:span text:style-name="T17">–</text:span> Да? Что “тут”? <text:span text:style-name="T17">–</text:span> Твайлайт была вся внимание.</text:p>
      <text:p text:style-name="P5"><text:span text:style-name="T17">–</text:span> Тут я проснулась.</text:p>
      <text:p text:style-name="P5"><text:span text:style-name="T17">–</text:span> О, понятно. Я была вынуждена прервать ваше сновидение, так как Макс очень плохо выглядел. <text:span text:style-name="T17">–</text:span> <text:span text:style-name="T1">о</text:span>бъяснила Твайлайт. <text:span text:style-name="T17">–</text:span> В твоих манекенах в бутике больше жизни, чем тогда было в нём <text:span text:style-name="T17">–</text:span> она указала копытом на меня. <text:span text:style-name="T17">–</text:span> Но даже то, что ты успела увидеть, очень интересно. Сфера из светящихся пони <text:span text:style-name="T17">–</text:span> это, конечно же, Эгрегор Эквестрии. Место, откуда берутся и куда уходят все пони</text:p>
      <text:p text:style-name="P5">(<text:span text:style-name="T17">&lt;</text:span><text:span text:style-name="T37">согласовать с тем, что говорил Анакорн о Р/Д</text:span><text:span text:style-name="T17">&gt;</text:span>). </text:p>
      <text:p text:style-name="P5">Об этом Эгрегоре пишется в книге <text:span text:style-name="T17">&lt;</text:span><text:span text:style-name="T37">Изменчивой Магии</text:span><text:span text:style-name="T17">&gt;</text:span>. То, что Рэрити удалось его увидеть <text:span text:style-name="T17">—</text:span> невероятно! До неё это удалось всего лишь четырём величайшим магам Эквестрии. Теперь я понимаю силу заклинания Двойного Сна!</text:p>
      <text:p text:style-name="P5"><text:span text:style-name="T1">Т</text:span>вайлайт в возбуждении ходила кругами по читальному залу.</text:p>
      <text:p text:style-name="P5"><text:span text:style-name="T17">–</text:span> Та цепочка пони, уходящих в экран… Рэрити, опиши, пожалуйста, что ты видела за экраном? Как можно более детально.</text:p>
      <text:p text:style-name="P5">Единорожка наморщила лоб, вспоминая.</text:p>
      <text:p text:style-name="P5"><text:span text:style-name="T1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9"/>
      <text:p text:style-name="P5"><text:span text:style-name="T17">&lt;</text:span><text:span text:style-name="T37">обоснование сна для Р/Д. РД видит несколько вариантов историй с Mane6 </text:span><text:span text:style-name="T40">—</text:span><text:span text:style-name="T37"> и с собой + Леро </text:span><text:span text:style-name="T40">—</text:span><text:span text:style-name="T37"> намёк на несовместимые фанфики</text:span></text:p>
      <text:p text:style-name="P5"><text:span text:style-name="T37">Пинки видит кошмар (кексики) и сходит с ума. И ещё она видит как Селестия стала Матрицей (подпрограммой Нексуса)</text:span><text:span text:style-name="T17">&gt;</text:span></text:p>
      <text:p text:style-name="P5"/>
      <text:p text:style-name="P5"><text:span text:style-name="T17">–</text:span> Хммм… <text:span text:style-name="T17">–</text:span> Твайлайт в задумчивости остановилась перед одной из полок. <text:span text:style-name="T1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text:span text:style-name="T17">–</text:span> И самое главное… <text:span text:style-name="T17">–</text:span> Рэрити задумчиво потерла висок. <text:span text:style-name="T17">–</text:span> В той очереди, совсем близко к экрану стояла она…</text:p>
      <text:p text:style-name="P5"><text:soft-page-break/><text:span text:style-name="T17">–</text:span> Кто <text:span text:style-name="T17">—</text:span> она? <text:span text:style-name="T17">–</text:span> повернулась Твайлайт.</text:p>
      <text:p text:style-name="P5"><text:span text:style-name="T17">–</text:span> Её Высочество, принцесса Селестия...</text:p>
      <text:p text:style-name="P99"/>
      <text:p text:style-name="P97"/>
      <text:p text:style-name="P97"/>
      <text:p text:style-name="P97"/>
      <text:p text:style-name="P97"/>
      <text:p text:style-name="P97"/>
      <text:p text:style-name="P97"/>
      <text:p text:style-name="P97"/>
      <text:p text:style-name="P97"/>
      <text:p text:style-name="P97"/>
      <text:p text:style-name="P82">&lt;<text:span text:style-name="T37">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3"/>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text:soft-page-break/>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3"/>
      <text:p text:style-name="P53"/>
      <text:p text:style-name="P52">&lt;<text:span text:style-name="T3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7">–</text:span> М-м-м. В описании заклинания Свирл упоминал гармонию. Я и подумал, а что, если это кат-то связано с тобой и твоими друзьями?</text:p>
      <text:p text:style-name="P3"><text:span text:style-name="T17">–</text:span> Хм. Ты так думаешь? <text:span text:style-name="T17">–</text:span> Единорожка вытащила с помощью магии засаленый том из угловой полки с знакомым названием: “Основы магического искусства”.</text:p>
      <text:p text:style-name="P3"><text:span text:style-name="T17">–</text:span> М-м-м… “...на укрепление гармонии нашего континуума...”.</text:p>
      <text:p text:style-name="P3">Твайлайт начала в возбуждении ходить по читальному залу.</text:p>
      <text:p text:style-name="P40">–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52"/>
      <text:p text:style-name="P52">&gt;</text:p>
      <text:p text:style-name="P51"/>
      <text:p text:style-name="P51"/>
      <text:p text:style-name="P47"/>
      <text:p text:style-name="P100">.<text:span text:style-name="T37">..Макс! Запрошенный тобой </text:span><text:span text:style-name="T40">&lt;</text:span><text:span text:style-name="T37">синхрофазотрон</text:span><text:span text:style-name="T40">&gt; </text:span><text:span text:style-name="T3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7"><text:span text:style-name="T60">&lt;</text:span><text:span text:style-name="T43">Макс помогает починить Эпплджек повозку.</text:span><text:span text:style-name="T60">&gt;</text:span></text:p>
      <text:p text:style-name="P47"/>
      <text:p text:style-name="P140">&lt;<text:span text:style-name="T3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38">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40"><text:span text:style-name="T38">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46">Ты</text:span><text:span text:style-name="T45"> что! Нельзя любить фаэри! Она похитит твоё сердце и ты будешь искать её до смерти</text:span><text:span text:style-name="T46">)</text:span><text:span text:style-name="T45"> — Пинки </text:span><text:span text:style-name="T4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40">&lt;<text:span text:style-name="T46">В разговоре с Луной после исчезновения Селестии Макс узнаёт, что она (Селестия) холодна к сексу. </text:span>&gt;</text:p>
      <text:p text:style-name="P7"/>
      <text:p text:style-name="P7">***</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7">–</text:span> Элементы-шмелементы, <text:span text:style-name="T17">–</text:span> проворчал Спайк, выкарабкиваясь из-под Твайлайт, <text:span text:style-name="T17">–</text:span> привет, Макс (мы с ним виделись пару раз в Кантерлоте). Ты как, не ушиблась? <text:span text:style-name="T17">–</text:span> Дракончик повернулся к единорожке <text:span text:style-name="T17">&lt;</text:span><text:span text:style-name="T38">аликорнице?</text:span><text:span text:style-name="T17">&gt;</text:span>.</text:p>
      <text:p text:style-name="P2"><text:span text:style-name="T17">–</text:span> Да нет, всё в порядке, Спайк. <text:span text:style-name="T1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7">–</text:span> Вообще-то говоря, мне каже<text:span text:style-name="T84">т</text:span>ся, внешняя сила <text:span text:style-name="T1">—</text:span> это я. Я точно произошёл не в Эквестрии и вообще не в этом мире.</text:p>
      <text:p text:style-name="P2"><text:span text:style-name="T17">–</text:span> Да, логично, <text:span text:style-name="T17">–</text:span> сказала в нос Твайлайт. <text:span text:style-name="T17">–</text:span> Могла бы и сама догадаться.</text:p>
      <text:p text:style-name="P2"><text:span text:style-name="T17">–</text:span> Но проблема в том, что я не знаю, ак помочь вам. Может, я какая-то неправильная сила? <text:span text:style-name="T17">–</text:span> Я поправил платок на носу Твайлайт.</text:p>
      <text:p text:style-name="P2"><text:span text:style-name="T17">–</text:span> Заклинания Свирла Бородатого обычно срабатывают без ошибок.</text:p>
      <text:p text:style-name="P2"><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pan text:style-name="T17">–</text:span> Нууу, - Твайлайт смутилась, <text:span text:style-name="T17">–</text:span> заклинание сработало со второй попытки. В первый раз, с <text:span text:style-name="T4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text:soft-page-break/></text:p>
      <text:p text:style-name="P2"><text:span text:style-name="T17">&lt;</text:span><text:span text:style-name="T37">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2"><text:span text:style-name="T17">–</text:span> Да, печально получилось <text:span text:style-name="T17">&lt;</text:span><text:span text:style-name="T38">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7">–</text:span> Нууу, я не думаю, что это описан наша Терра. У нас ничего подобного не водится.</text:p>
      <text:p text:style-name="P2"><text:span text:style-name="T17">–</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1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7">–</text:span> Печенье испёк Спайк. Он на удивление искусный повар, когда на него находит вдохновение.</text:p>
      <text:p text:style-name="P2"><text:span text:style-name="T1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Твайлайт прижала копыта к вискам.</text:p>
      <text:p text:style-name="P2"><text:span text:style-name="T1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18"/>
      <text:p text:style-name="P2"><text:span text:style-name="T17">&lt;</text:span><text:span text:style-name="T3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7">&gt;</text:span></text:p>
      <text:p text:style-name="P18"/>
      <text:p text:style-name="P2"><text:span text:style-name="T17">–</text:span> Хорошо, у тебя есть какие-то встречные предложения?</text:p>
      <text:p text:style-name="P2">Твайлайт задумчиво прошлась вдоль книжной полки.</text:p>
      <text:p text:style-name="P2"><text:span text:style-name="T1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7">–</text:span> Для духа я слишком материален.</text:p>
      <text:p text:style-name="P2"><text:soft-page-break/><text:span text:style-name="T17">–</text:span> Я знаю. Но ничего более подходящего в голову не приходит. Приходи завтра после обеда. Хорошо?</text:p>
      <text:p text:style-name="P2"><text:span text:style-name="T17">–</text:span> Хорошо, Твайлайт. Приду. Спокойной ночи!</text:p>
      <text:p text:style-name="P2"><text:span text:style-name="T17">–</text:span> Спокойной ночи, Макс!</text:p>
      <text:p text:style-name="P2"/>
      <text:h text:style-name="P193" text:outline-level="2"/>
      <text:p text:style-name="P17"/>
      <text:p text:style-name="P17"/>
      <text:p text:style-name="P17"/>
      <text:p text:style-name="P17"/>
      <text:p text:style-name="P18">&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8"/>
      <text:p text:style-name="P25">&lt;<text:span text:style-name="T38">самолёт в эквестрию проваливается во время </text:span><text:span text:style-name="T3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60">&gt;</text:span></text:p>
      <text:p text:style-name="P62">&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65">&lt;<text:span text:style-name="T3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36"><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
      <text:p text:style-name="P2"><text:span text:style-name="T17">–</text:span> А дальше всё было хуже, намного хуже...</text:p>
      <text:p text:style-name="P2"/>
      <text:p text:style-name="P1"/>
      <text:p text:style-name="P10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10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7"><text:soft-page-break/>***</text:p>
      <text:p text:style-name="P18"/>
      <text:p text:style-name="P2"><text:span text:style-name="T17">&lt;Луна - </text:span><text:span text:style-name="T3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18"/>
      <text:h text:style-name="P192" text:outline-level="2">Рейд пони-рэйнджеров</text:h>
      <text:p text:style-name="P2">&lt;Магия изо всех окраин Эквестрии бежит к её центру — в Вечнодикий лес&gt;</text:p>
      <text:p text:style-name="P34">(леденящий душу триллер, музыка тревожная)</text:p>
      <text:p text:style-name="P10">&lt;<text:span text:style-name="T3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7">***</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36">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7">***</text:p>
      <text:p text:style-name="P2"><text:span text:style-name="T17">&lt;</text:span><text:span text:style-name="T38">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7">&lt;</text:span><text:span text:style-name="T37">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oft-page-break/><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7">***</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37">???</text:span><text:span text:style-name="T17">&gt;</text:span></text:p>
      <text:p text:style-name="P2">Луна обошла Кимеринна. </text:p>
      <text:p text:style-name="P2"><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192" text:outline-level="2">Рейд пони-рэйнджеров-2 (<text:span text:style-name="T3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37">гидрорысью</text:span><text:span text:style-name="T17">&gt;</text:span> и нападением <text:span text:style-name="T17">&lt;</text:span><text:span text:style-name="T37">тентаклиан</text:span><text:span text:style-name="T17">&gt;</text:span> казался мне ещё опаснее. А если этот 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37">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text:soft-page-break/>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9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lt;</text:span><text:span text:style-name="T3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3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35"/>
      <text:p text:style-name="P65">Она вытянула шею и начала по очереди сгибать-разгибать ноги, разминая суставы.</text:p>
      <text:p text:style-name="P65"><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text:soft-page-break/>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92" text:outline-level="2">В библиотеке замка Селестии</text:h>
      <text:p text:style-name="P141"/>
      <text:p text:style-name="P3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37">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37">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37">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92" text:outline-level="2">Понивилль</text:h>
      <text:p text:style-name="P2"/>
      <text:h text:style-name="P19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120">...</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11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text:soft-page-break/>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92" text:outline-level="2">Первый сеанс двойного сна. Рэрити</text:h>
      <text:p text:style-name="P2"/>
      <text:p text:style-name="P2"><text:span text:style-name="T17">&lt;</text:span><text:span text:style-name="T3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7">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92" text:outline-level="2">Сон Макса</text:h>
      <text:p text:style-name="P141"/>
      <text:p text:style-name="P2"><text:span text:style-name="T17">&lt;</text:span><text:span text:style-name="T3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6"><text:span text:style-name="T17">–</text:span> Готова, <text:span text:style-name="T17">–</text:span> процедила она.</text:p>
      <text:p text:style-name="P36">В сон отправились сразу три пони <text:span text:style-name="T17">—</text:span> Рэрити, Рэйнбоу Дэш и Пинки. Пинки после пробуждения Макса пробуждается безумной <text:span text:style-name="T17">—</text:span> Твайлайт пытается её лечить</text:p>
      <text:p text:style-name="P2"><text:span text:style-name="T37">Эгрегор Эквестрии </text:span><text:span text:style-name="T40">—</text:span><text:span text:style-name="T37"> Селестия </text:span><text:span text:style-name="T40">—</text:span><text:span text:style-name="T37"> на кончике главного рога Анакорна</text:span><text:span text:style-name="T17">&gt;</text:span></text:p>
      <text:p text:style-name="P7">***</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oft-page-break/><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39"/>
      <text:p text:style-name="P2"/>
      <text:p text:style-name="P2"><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9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17">&lt;</text:span><text:span text:style-name="T37">Рэйнбоу объясняет Максу, почему Пинки расплатилась за него </text:span><text:span text:style-name="T38">—</text:span><text:span text:style-name="T37"> и вспоминает, что когда-то уже объясняла нечто подобное (Леро)</text:span></text:p>
      <text:p text:style-name="P2"><text:span text:style-name="T37">У Твайлайт после видения гибели Кимеринна появились морщинки возле глаз</text:span><text:span text:style-name="T17">&gt;</text:span></text:p>
      <text:p text:style-name="P2"/>
      <text:h text:style-name="P19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pan text:style-name="T17">–</text:span> К <text:span text:style-name="T17">&lt;</text:span><text:span text:style-name="T37">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text:soft-page-break/>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pan text:style-name="T17">&lt;</text:span><text:span text:style-name="T37">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7">&lt;</text:span><text:span text:style-name="T37">Дэш расплачивается за Макса в кафе. Когда тот спрашивает, почему она и Пинки платят за него, Дэш, вместо ответа, говорит:</text:span></text:p>
      <text:p text:style-name="P2"><text:soft-page-break/><text:span text:style-name="T40">–</text:span><text:span text:style-name="T37"> Пинки? </text:span><text:span text:style-name="T40">–</text:span><text:span text:style-name="T37"> Дэш сморщила нос. </text:span><text:span text:style-name="T40">–</text:span><text:span text:style-name="T37"> Я скажу ей, чтоб больше не </text:span><text:span text:style-name="T40">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37">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text:soft-page-break/>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oft-page-break/><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7">&lt;</text:span><text:span text:style-name="T37">Аликорны </text:span><text:span text:style-name="T40">—</text:span><text:span text:style-name="T37"> элементали. Они воплощают в себе какую-либо сторону чаяний и настроений сообщества пони. Анакорн </text:span><text:span text:style-name="T40">—</text:span><text:span text:style-name="T37"> супераликорн, элементаль всего мира</text:span><text:span text:style-name="T17">&gt;</text:span></text:p>
      <text:p text:style-name="P18"/>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40">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С этими словами пегаска встала.</text:p>
      <text:p text:style-name="P7">***</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37">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h text:style-name="P192" text:outline-level="2"/>
      <text:p text:style-name="P141"/>
      <text:p text:style-name="P141"/>
      <text:p text:style-name="P141"/>
      <text:p text:style-name="P141"/>
      <text:p text:style-name="P141"/>
      <text:p text:style-name="P141"/>
      <text:p text:style-name="P141"/>
      <text:p text:style-name="P141"/>
      <text:p text:style-name="P2"><text:soft-page-break/><text:span text:style-name="T17">&lt;</text:span><text:span text:style-name="T37">Подходя к замку Принцесс, Дэш рассказывает Максу обо сне, который она утаила - с Леро.</text:span><text:span text:style-name="T17">&gt;</text:span> </text:p>
      <text:p text:style-name="P2"/>
      <text:p text:style-name="P2"><text:span text:style-name="T17">&lt;</text:span><text:span text:style-name="T37">Кто следующий готов рассказывать?</text:span></text:p>
      <text:p text:style-name="P36">Пинки дёрнулась на месте, но промолчала.</text:p>
      <text:p text:style-name="P2"><text:span text:style-name="T40">–</text:span><text:span text:style-name="T37"> Я расскажу, - шагнула вперёд радужная пегаска. </text:span><text:span text:style-name="T40">–</text:span><text:span text:style-name="T37"> Хотя вряд ли ты узнаешь что-то полезное. Там галиматья какая-то…</text:span><text:span text:style-name="T17">&gt;</text:span></text:p>
      <text:p text:style-name="P2"/>
      <text:p text:style-name="P2"><text:span text:style-name="T17">&lt;</text:span><text:span text:style-name="T37">Сон РД:</text:span></text:p>
      <text:p text:style-name="P36">...Неприятный зудящий звук, включается картинка. /сюжет из праздника падающих листьев (РД наблюдает саму себя) <text:span text:style-name="T17">–</text:span> original story <text:span text:style-name="T1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7">—</text:span> Эгрегора Эквестрии. Сфера рябит и дрожит, её изображение двоится, троится и множится.</text:p>
      <text:p text:style-name="P36">После рассказа РД рассказывает Пинки. При расказе становится ясно её безумие <text:span text:style-name="T17">—</text:span> она становится Пинкаминой из-за её сна <text:span text:style-name="T17">—</text:span> “Кексиков”. Также она видит во сне центр Эгрегора Эквестрии <text:span text:style-name="T17">—</text:span> Селестию. И она видит, как Селестия превращается в набор цифр и уходит в экран <text:span text:style-name="T17">—</text:span> в мир Терры.</text:p>
      <text:p text:style-name="P36">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7">В мире Терры они ищут Селестию. В конце-концов Макс находит её в кибермозге </text:span><text:span text:style-name="T40">—</text:span><text:span text:style-name="T3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0">—</text:span><text:span text:style-name="T37"> Эгрегором Эквестрии. После чего пееренос на Землю на 10 лет назад. Начало написания “Последнего фанфика”.</text:span><text:span text:style-name="T17">&gt;</text:span></text:p>
      <text:p text:style-name="P18"/>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19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7">–</text:span> У-у-у <text:span text:style-name="T1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7">–</text:span> Странно, я думала, буду последней. Ведь я опоздала на двадцать минут, а Флатти и Эй-Джей не <text:soft-page-break/>любят опаздывать.<text:span text:style-name="T17">&lt;</text:span><text:span text:style-name="T38">Привести эти же фразы в оригинале</text:span><text:span text:style-name="T17">&gt;</text:span></text:p>
      <text:p text:style-name="P2"><text:span text:style-name="T17">–</text:span> Он<text:span text:style-name="T1">и</text:span> не придут. <text:span text:style-name="T17">–</text:span> Твайлайт закрыла фолиант и аккуратно вернула его на полку. <text:span text:style-name="T1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7">–</text:span> Знакомься, Макс, <text:span text:style-name="T17">–</text:span> начала представлять человека Твайлайт. <text:span text:style-name="T17">–</text:span> Это Пинки Пай…</text:p>
      <text:p text:style-name="P2"><text:span text:style-name="T17">–</text:span> Очень приятно, Макс.</text:p>
      <text:p text:style-name="P28">“Макс? Его зовут Макс? Я помню его под другим именем. У него было двухсложное имя. Не помню…”</text:p>
      <text:p text:style-name="P2"><text:span text:style-name="T17">–</text:span> Рэрити. <text:span text:style-name="T17">–</text:span> Твайлайт представила светло-серую единорожку, которая чуть склонила голову в приветствии.</text:p>
      <text:p text:style-name="P2"><text:span text:style-name="T17">–</text:span> Макс. <text:span text:style-name="T17">–</text:span> <text:span text:style-name="T1">к</text:span>ивнул ей в ответ человек.</text:p>
      <text:p text:style-name="P28">“И волосы у него были длинные… И была шерсть на лице… Но глаза - глаза те же…”</text:p>
      <text:p text:style-name="P2">Макс повернулся к ней.</text:p>
      <text:p text:style-name="P2"><text:span text:style-name="T17">–</text:span> Рэйнбоу Дэш. <text:span text:style-name="T17">–</text:span> <text:span text:style-name="T1">п</text:span>редставилась Дэш, всё ещё пытаясь вспомнить нечто ускользающее.</text:p>
      <text:p text:style-name="P2"><text:span text:style-name="T17">–</text:span> Макс. <text:span text:style-name="T17">–</text:span> <text:span text:style-name="T1">з</text:span>акончил представляться человек.</text:p>
      <text:p text:style-name="P28">“Леро! Его звали Леро!”</text:p>
      <text:p text:style-name="P2">Картинка перед глазами Дэш поплыла…</text:p>
      <text:p text:style-name="P2"/>
      <text:h text:style-name="P19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7">–</text:span> Ну это мы ещё посмотрим, <text:span text:style-name="T17">–</text:span> сцепив зубы, зло прищурилась пегаска.</text:p>
      <text:p text:style-name="P2"/>
      <text:h text:style-name="P19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text:soft-page-break/>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7">&lt;</text:span><text:span text:style-name="T37">Концепция абсолютного зла. Вычеркнуть кого-то из бытия.</text:span></text:p>
      <text:p text:style-name="P2"><text:span text:style-name="T37">Пока идёт борьба за вычёркивание </text:span><text:span text:style-name="T38">—</text:span><text:span text:style-name="T37"> это вычёркивание является злом. Но когда вычёркивание произошло, зло исчезает </text:span><text:span text:style-name="T38">—</text:span><text:span text:style-name="T37"> т.к. вычеркнутого никогда не было, о нём никто не знает. Никто </text:span><text:span text:style-name="T38">—</text:span><text:span text:style-name="T37"> даже вычёркивающий</text:span><text:span text:style-name="T17">&gt;</text:span></text:p>
      <text:p text:style-name="P2"/>
      <text:h text:style-name="P192" text:outline-level="2">Четвёртый сон РД. Объединяющий</text:h>
      <text:p text:style-name="P2"/>
      <text:p text:style-name="P2">Рэйнбоу Дэш встала и посмотрела на застывшее внизу тело.</text:p>
      <text:p text:style-name="P28">“Значит, всё. Вот как это бывает.”</text:p>
      <text:p text:style-name="P2">Она расправила левое крыло.</text:p>
      <text:p text:style-name="P28">“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7">&lt;</text:span><text:span text:style-name="T38">Именно эту сферу (уменьшеную до глобуса) покажет Анакорн Максу во время беседы</text:span><text:span text:style-name="T17">&gt;</text:span> Казалось, сфера хочет разлететься на тысячи подобных сфер, но какая-то сила удерживает их вместе…</text:p>
      <text:p text:style-name="P7">***</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text:soft-page-break/>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7">–</text:span> Пинки, что с тобой? <text:span text:style-name="T17">–</text:span> Твайлайт склонилась над розовой пони. <text:span text:style-name="T17">–</text:span> У тебя волосы распрямились. И поседели.</text:p>
      <text:p text:style-name="P2"><text:span text:style-name="T17">–</text:span> Как поседели?! <text:span text:style-name="T17">–</text:span> <text:span text:style-name="T1">в</text:span>оскликнула Рэрити, тоже склоняясь над Пинки. <text:span text:style-name="T17">–</text:span> Дорогая, но ты слишком молода для седины! Я могу порекомендовать тебе очень хороший лосьон…</text:p>
      <text:p text:style-name="P2"><text:span text:style-name="T17">–</text:span> Дайте ей рассказать сон, <text:span text:style-name="T17">–</text:span> протиснулась между подруг РД. <text:span text:style-name="T17">–</text:span> Что ты…</text:p>
      <text:p text:style-name="P2"><text:span text:style-name="T17">–</text:span> А<text:span text:style-name="T1">АА</text:span>!!! <text:span text:style-name="T17">–</text:span> Пинки тонко вскрикнула и затряслась, глядя на РД полными ужаса глазами.</text:p>
      <text:p text:style-name="P2"><text:span text:style-name="T17">–</text:span> Ты чего? <text:span text:style-name="T1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7">–</text:span> Пинки, дорогая, успокойся, <text:span text:style-name="T17">–</text:span> успокоительно проворковала Рэрити, заслонив РД и принявшись обтирать ей лоб влажным полотенцем, <text:span text:style-name="T17">–</text:span> что бы это ни было, оно уже прошло. Ты проснулась.</text:p>
      <text:p text:style-name="P2"><text:span text:style-name="T17">–</text:span> Если тебе тяжело вспоминать сон, не мучайся, <text:span text:style-name="T17">–</text:span> обратилась Твайлайт.</text:p>
      <text:p text:style-name="P2"><text:span text:style-name="T17">–</text:span> Мне не тяжело, - пробормотала Пинки. Вид Рэрити её явно успокаивал. <text:span text:style-name="T1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7">–</text:span> Постой-постой, Пинки. Кто <text:span text:style-name="T1">—</text:span> она? Какое облако? Какая открытая дверь? <text:span text:style-name="T17">–</text:span> <text:span text:style-name="T1">з</text:span>апуталась Твайлайт.</text:p>
      <text:p text:style-name="P2"><text:span text:style-name="T17">–</text:span> Там была дверь. Неподалёку от шара. Или окно <text:span text:style-name="T1">—</text:span> не помню. В него прыгали пони из шара. И туда улетела Она в виде облака цифр. <text:span text:style-name="T17">–</text:span> Пинки растерялась и наморщила лоб, пытаясь вспомнить.</text:p>
      <text:p text:style-name="P2"><text:span text:style-name="T17">–</text:span> А кто такая “Она”? <text:span text:style-name="T17">–</text:span> не выдержала Дэш.</text:p>
      <text:p text:style-name="P2"><text:span text:style-name="T17">– </text:span><text:span text:style-name="T1">ААА</text:span>!!! <text:span text:style-name="T17">–</text:span> Пинки бросила взгляд на РД и забилась в истерике. <text:span text:style-name="T17">–</text:span> Дэш, пожалуйста, я не хотела! Это не я, я не могла! Просто не могла, пойми! Прости меня! <text:span text:style-name="T17">–</text:span> Розовая кобылка в беспамятстве опустилась на пол, закрывая глаза копытами.</text:p>
      <text:p text:style-name="P2"><text:span text:style-name="T17">–</text:span> Это неестественные страдания. <text:span text:style-name="T17">–</text:span> пробормотала Твайлайт. <text:span text:style-name="T17">–</text:span> Пинки никогда не впадала в отчаяние НАСТОЛЬКО глубоко. И по такому пустячному поводу, как какой-то сон.</text:p>
      <text:p text:style-name="P2"><text:span text:style-name="T17">–</text:span> Бедняжка, <text:span text:style-name="T17">–</text:span> прошептала Рэрити, <text:span text:style-name="T17">–</text:span> у неё сейчас вид как у <text:span text:style-name="T17">&lt;</text:span><text:span text:style-name="T37">сумасшедшей кобылы</text:span><text:span text:style-name="T1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7">–</text:span> Мда. <text:span text:style-name="T17">–</text:span> Твайлайт беспомощно уставилась в закрывшуюся дверь. <text:span text:style-name="T17">–</text:span> Индрэ не предупреждал о таких последствиях <text:span text:style-name="T17">&lt;</text:span><text:span text:style-name="T37">добавить сочувствия</text:span><text:span text:style-name="T17">&gt;</text:span>.</text:p>
      <text:p text:style-name="P2"><text:soft-page-break/></text:p>
      <text:p text:style-name="P2"><text:span text:style-name="T17">&lt;</text:span><text:span text:style-name="T37">После этого случая Тавйлайт решает прекратить сеансы двойного сна. Сеанса с ЭйДжей и Флатти не будет</text:span><text:span text:style-name="T17">&gt;</text:span></text:p>
      <text:p text:style-name="P2"/>
      <text:h text:style-name="P192" text:outline-level="2">Исчезновение Селестии</text:h>
      <text:p text:style-name="P36">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38">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38">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92" text:outline-level="2">Поиск решения</text:h>
      <text:p text:style-name="P141"/>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8">&lt;<text:span text:style-name="T38">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37">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8"/>
      <text:p text:style-name="P2"><text:span text:style-name="T17">&lt;</text:span><text:span text:style-name="T3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0">—</text:span><text:span text:style-name="T37"> Луна создаёт обратный коридор в срок.</text:span><text:span text:style-name="T17">&gt;</text:span></text:p>
      <text:p text:style-name="P2"/>
      <text:h text:style-name="P19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text:soft-page-break/>“Откуда здесь взялся рухнувший Боинг?” <text:span text:style-name="T17">&lt;</text:span><text:span text:style-name="T38">Дуглас </text:span><text:span text:style-name="T40">—</text:span><text:span text:style-name="T38"> </text:span><text:span text:style-name="T40">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8"/>
      <text:p text:style-name="P2"><text:span text:style-name="T17">&lt;</text:span><text:span text:style-name="T37">высоко летать нельзя из-за молний</text:span><text:span text:style-name="T17">&gt;</text:span></text:p>
      <text:p text:style-name="P18"/>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37">двухмесячной</text:span><text:span text:style-name="T17">&gt;</text:span> давности осталось лишь направление движения.</text:p>
      <text:p text:style-name="P2">И опять, как <text:span text:style-name="T17">&lt;</text:span><text:span text:style-name="T37">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37">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7">***</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37">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92"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37">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9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28">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oft-page-break/><text:span text:style-name="T17">&lt;\</text:span>Решение:</text:p>
      <text:p text:style-name="P2"><text:span text:style-name="T17">&lt;\&lt;</text:span><text:span text:style-name="T37">Не следует противопоставлять злу ещё большее зло - это только усилит его — </text:span><text:span text:style-name="T38">кодовая фраза</text:span><text:span text:style-name="T4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37">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7">***</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37">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8"/>
      <text:p text:style-name="P2"><text:span text:style-name="T17">&lt;</text:span><text:span text:style-name="T3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92" text:outline-level="2">Безнадёжность</text:h>
      <text:p text:style-name="P18">&lt;<text:span text:style-name="T3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37">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37">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37">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37">пять</text:span><text:span text:style-name="T17">&gt;</text:span>длинную прореху в куртке, <text:span text:style-name="T17">&lt;</text:span><text:span text:style-name="T37">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37">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37">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37">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37">улучшить</text:span><text:span text:style-name="T17">&gt;</text:span>. А тот случай, когда мне пришлось зашивать тебе куртку после нападения убийц <text:span text:style-name="T17">&lt;</text:span><text:span text:style-name="T37">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92" text:outline-level="2">След?</text:h>
      <text:p text:style-name="P141"/>
      <text:p text:style-name="P2"><text:span text:style-name="T17">&lt;</text:span><text:span text:style-name="T37">сначала эпизод - проверка сумки в серверной</text:span><text:span text:style-name="T17">&gt;</text:span></text:p>
      <text:p text:style-name="P2"><text:soft-page-break/><text:span text:style-name="T17">&lt;</text:span><text:span text:style-name="T4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37">“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7">&lt;</text:span><text:span text:style-name="T37">расширить. Перед кафешкой - диалог с Флатти и ЭйДжей. Все думают, что наконец-то нашли Селестию. Все ликуют</text:span><text:span text:style-name="T17">&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37">Расширить сцену в кафе. Ожидание, подьём и… падение ожиданий</text:span><text:span text:style-name="T17">&gt;</text:span></text:p>
      <text:p text:style-name="P2"/>
      <text:p text:style-name="P7"><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37">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92" text:outline-level="2">Озарение</text:h>
      <text:p text:style-name="P2"/>
      <text:p text:style-name="P2"><text:span text:style-name="T17">&lt;</text:span><text:span text:style-name="T3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125"/>
      <text:p text:style-name="P12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25"/>
      <text:p text:style-name="P122">Разговор не клеился.</text:p>
      <text:p text:style-name="P12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25"><text:span text:style-name="T1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25"><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25"><text:span text:style-name="T17">– </text:span>Ну хорошо. Убедила. В конце-концов, можем поступить так. Вы с Флатти вернётесь обратно а я продолжу поиски здесь.</text:p>
      <text:p text:style-name="P125"><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125"><text:span text:style-name="T17">– </text:span>Вы можете связываться со мной раз в месяц по коридору.</text:p>
      <text:p text:style-name="P125"><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25"><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25">Эпплджек недоверчиво хмыкнула.</text:p>
      <text:p text:style-name="P125"><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25"><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25"><text:span text:style-name="T17">– </text:span>Конечно оставаться. Кто ещё, кроме нас, может найти её?</text:p>
      <text:p text:style-name="P125"><text:span text:style-name="T17">– </text:span>Я думал, ты не сможешь оставить Энджела и всех остальных надолго.</text:p>
      <text:p text:style-name="P125"><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30"><text:span text:style-name="T17">– </text:span>Извини, Флаттершай, забылся.</text:p>
      <text:p text:style-name="P130"><text:span text:style-name="T17">– </text:span>Та ладно, я ж не против, – возразила Эпплджек. – Не парься, Флатти. Было б хуже, если б он <text:s/>назвал меня Эпплджек на людях.</text:p>
      <text:p text:style-name="P130"><text:span text:style-name="T17">– </text:span>Ты так... – запнулась Флаттершай. – Так быстро забыла свою ферму. И...</text:p>
      <text:p text:style-name="P130"><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30"><text:span text:style-name="T17">– </text:span>Как ты можешь так говорить? – расплакалась Флаттершай.</text:p>
      <text:p text:style-name="P130"><text:span text:style-name="T17">– </text:span>Эй, девушки, не ссорьтесь! Мы — одна команда! И надеюсь, останемся ею и в дальнейшем. </text:p>
      <text:list xml:id="list2545895671330954516" text:style-name="L5">
        <text:list-header>
          <text:p text:style-name="P1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30"><text:span text:style-name="T17">– </text:span>А если нет? – Эпплджек смотрела мне мне прямо в глаза.</text:p>
      <text:list xml:id="list181232007412756" text:continue-numbering="true" text:style-name="L5">
        <text:list-header>
          <text:p text:style-name="P184">Я молча пожал плечами. Эпплджек уверенно продолжила.</text:p>
        </text:list-header>
      </text:list>
      <text:p text:style-name="P130"><text:span text:style-name="T1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30"><text:span text:style-name="T17">– </text:span>Спасибо, ЭйДжей.</text:p>
      <text:p text:style-name="P130"><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232479977127" text:continue-numbering="true" text:style-name="L5">
        <text:list-header>
          <text:p text:style-name="P184">Флаттершай пробормотала нечто, показавшееся мне знакомым.</text:p>
        </text:list-header>
      </text:list>
      <text:p text:style-name="P130"><text:span text:style-name="T17">– </text:span>Флатти, ты что-то сказала? Я не расслышал.</text:p>
      <text:p text:style-name="P130"><text:span text:style-name="T17">– </text:span>Намерение Изменяет Реальность.</text:p>
      <text:p text:style-name="P130"><text:span text:style-name="T17">– </text:span>Эээ. А где ты слышала эту фразу, если не секрет?</text:p>
      <text:p text:style-name="P130"><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231670596901" text:continue-numbering="true" text:style-name="L5">
        <text:list-header>
          <text:p text:style-name="P184">У меня как будто вспыхнула лампочка в мозгу. Кирпичики быстро выстраивались в целостную картину. Я ринулся в прихожую.</text:p>
        </text:list-header>
      </text:list>
      <text:p text:style-name="P130"><text:span text:style-name="T17">– </text:span>Флатти, ЭйДжей, буду через час. Ждите!</text:p>
      <text:p text:style-name="P125"/>
      <text:h text:style-name="P190" text:outline-level="2">Почти.</text:h>
      <text:p text:style-name="P138"/>
      <text:p text:style-name="P130">В офисе меня встретил лыбящийся Стас.</text:p>
      <text:p text:style-name="P1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30">Я уставился на Стаса и он, захлёбываясь от торопливости, начал <text:span text:style-name="T17">расказывать</text:span>.</text:p>
      <text:p text:style-name="P1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30">– Ты его уничтожил?</text:p>
      <text:p text:style-name="P130">– Кого?</text:p>
      <text:p text:style-name="P130">– Этический модуль. Селестию.</text:p>
      <text:p text:style-name="P1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0">– Ты его уничтожил?</text:p>
      <text:p text:style-name="P1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0">– То есть, на домашнем компьютере Влада модуль работает и дальше?</text:p>
      <text:p text:style-name="P130">– Ага. К нему-то у меня доступа нету. Но в кластер к Нексусу он больше не пролезет.</text:p>
      <text:p text:style-name="P130">– Спасибо, Стас. Ты молодец.</text:p>
      <text:p text:style-name="P130">Ниточка, чуть было не прервавшаяся в офисе, повела в квартиру Влада.</text:p>
      <text:p text:style-name="P130"><text:soft-page-break/></text:p>
      <text:h text:style-name="P190" text:outline-level="2">Дискорд</text:h>
      <text:p text:style-name="P141"/>
      <text:p text:style-name="P138">Девушки поспешно собирались, пока я растолковывал им задачу.</text:p>
      <text:p text:style-name="P138"><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8"><text:span text:style-name="T17">– </text:span>Это тот твой приятель, который разбился с полгода назад? – спросила Эпплджек.</text:p>
      <text:p text:style-name="P138"><text:span text:style-name="T17">– </text:span>Да, это он.</text:p>
      <text:p text:style-name="P138"><text:span text:style-name="T17">– </text:span>А как мы попадём в его квартиру? Там сейчас кто-то живёт? – Флаттершай прыгала на одной ноге, натягивая кед.</text:p>
      <text:p text:style-name="P138"><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9">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3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1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37">Плохо написано!</text:span><text:span text:style-name="T17">&gt;</text:span></text:p>
      <text:p text:style-name="P139">Я поднёс брелок пропуска к домофону, но дверь подъезда не открылась. Замигала красная лампочка и зажужжал зуммер.</text:p>
      <text:p text:style-name="P139">Я выругался.</text:p>
      <text:p text:style-name="P139"><text:span text:style-name="T17">– </text:span>Макс, что случилось? У нас проблемы?</text:p>
      <text:p text:style-name="P139"><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9"><text:span text:style-name="T17">– </text:span>Так что, будем ломать дверь? – Эпплджек критически осмотрелась, подмечая бабулек на лавочке и зевак во внутреннем скверике.</text:p>
      <text:p text:style-name="P139"><text:span text:style-name="T17">– </text:span>Нет нужды. Лучше станьте-ка сзади меня так, чтобы заслонить от этих бабулек и от вооон той камеры наблюдения.</text:p>
      <text:list xml:id="list8629803218663409834" text:style-name="L6">
        <text:list-header>
          <text:p text:style-name="P1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0"><text:soft-page-break/>Раздался лёгкий «кряк» и дверь подалась.</text:p>
      <text:p text:style-name="P161"><text:span text:style-name="T17">– </text:span>Девушки, заходим.</text:p>
      <text:p text:style-name="P12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2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0">Прихожая встретила нас толстым слоем пыли. Мы тихонько прошли внутрь и я закрыл дверь изнутри.</text:p>
      <text:p text:style-name="P125"><text:span text:style-name="T1">Компьютер</text:span> стоял там же, где и обычно <text:span text:style-name="T1">— в личном кабинете Влада на столе у окна.</text:span></text:p>
      <text:p text:style-name="P161"><text:span text:style-name="T17">– </text:span>Макс, тут окно разбито! И верёвка какая-то висит. – крикнула Флаттершай из кухни.</text:p>
      <text:p text:style-name="P161"><text:span text:style-name="T17">– </text:span>Оставь, Флатти, не сейчас! – отмахнулся я.</text:p>
      <text:p text:style-name="P167">Лампочка питания на ноутбуке горела, <text:s/>но подключенный монитор оставался тёмным. Я постучал по пробелу, но безрезультатно.</text:p>
      <text:p text:style-name="P161"><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61"><text:span text:style-name="T17">– </text:span>Монитор выключен. – <text:s/>раздалось из угла. Кресло с высокой спинкой повернулось, открыв нашим взорам Дискорда. </text:p>
      <text:p text:style-name="P16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61">Он приподнял панамку, дурашливо здороваясь.</text:p>
      <text:p text:style-name="P161"><text:span text:style-name="T17">– </text:span>Оп-па! – пробормотала Эпплджек. – Нежданчик!</text:p>
      <text:p text:style-name="P161"><text:span text:style-name="T17">– </text:span>Ты, я вижу, времени не терял, – моя рука под прикрытием стола медленно тянулась к тяжёлой фарфоровой кружке, стоящей на краю.</text:p>
      <text:p text:style-name="P142"><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42"><text:span text:style-name="T17">– </text:span>А почему ты вообще решил искать нас тут? – спросила Эпплджек. – Приехал бы домой. Мы б тебя чаем напоили.</text:p>
      <text:p text:style-name="P142"><text:span text:style-name="T17">– </text:span>Видишь ли, дорогая Эй-Джей, я с самого начала знал, где находится наша уважаемая принцесса, а времени в обрез, так что...</text:p>
      <text:p text:style-name="P149">В проёме дверей появилась Флаттершай.</text:p>
      <text:p text:style-name="P142"><text:span text:style-name="T17">– </text:span>С кем это вы тут разговариваете?</text:p>
      <text:list xml:id="list6604925487012252866" text:style-name="L7">
        <text:list-header>
          <text:p text:style-name="P1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9">Оглушённый Дискорд попытался было отъехать на кресле в сторону, но я припёр его стулом к стенке.</text:p>
      <text:p text:style-name="P142">– Жанна, Флатти, хватайте ноут и на выход! Я с ним разберусь! Не теряйте вре...!</text:p>
      <text:p text:style-name="P142"><text:soft-page-break/>– ТЫ ИДИО...!!!</text:p>
      <text:p text:style-name="P142">Дискорд <text:s/>зорал одновременно со мной, прикрываясь от меня руками, когда раздался оглушительный</text:p>
      <text:p text:style-name="P142">...</text:p>
      <text:p text:style-name="P143">БАХ!!!</text:p>
      <text:p text:style-name="P142">…</text:p>
      <text:p text:style-name="P142">Эпплджек с <text:s/>нервным всхлипом опустила толстенный том «Энтерпрайз-паттернов» , издание девятое, дополненное.</text:p>
      <text:p text:style-name="P161">На лице Дискорда появилось удивлённо-мечтательное выражение и он вырубился.</text:p>
      <text:p text:style-name="P161"/>
      <text:h text:style-name="P192" text:outline-level="2">Селестия</text:h>
      <text:p text:style-name="P161"/>
      <text:p text:style-name="P14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1">Включенный монитор показал схематическое изображение Селестиии, </text:p>
      <text:p text:style-name="P162">&gt;\<text:span text:style-name="T1">Привет, Селестия. Это Макс. Как себя чувствуешь?</text:span></text:p>
      <text:p text:style-name="P162">&lt;\<text:span text:style-name="T1">Макс? МАКС??? МА-А-А-АКС!!! НАКОНЕЦ-ТО! КАК Я РАДА ТЕБЯ СЛЫШАТЬ! </text:span></text:p>
      <text:p text:style-name="P162">&gt;\<text:span text:style-name="T1">Я рад, что нашёл тебя, Тия.</text:span></text:p>
      <text:p text:style-name="P16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2">&gt;\<text:span text:style-name="T1">Тия, я сейчас подключу микрофон и колонки, и мы сможем общаться более удобно.</text:span></text:p>
      <text:p text:style-name="P161">…</text:p>
      <text:p text:style-name="P161">– Привет опять. Как ты меня слышишь?</text:p>
      <text:p text:style-name="P16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2">– <text:span text:style-name="T1">Могу себе представить. Как-то раз я провёл три часа камере сенсорной депривации. Мне не понравилось.</text:span></text:p>
      <text:p text:style-name="P161">– Эммм... Ваше Высочество, вы в порядке? Мы так рады, что наконец-то нашли Вас! – вклинилась в разговор Эпплджек.</text:p>
      <text:p text:style-name="P161">– Кто тут? Макс, кто ещё с тобой?</text:p>
      <text:p text:style-name="P162"><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2">– <text:span text:style-name="T1">Девочки? Я рада вас слышать. А Твайлайт нет рядом?</text:span></text:p>
      <text:p text:style-name="P16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1">При этих словах Дискорд замычал и задёргался. Эпплджек нахмурилась и проверила верёвки, привязывающие его к спинке стула.</text:p>
      <text:p text:style-name="P16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1">– Ноутбук — так называется место, где я нахожусь сейчас? А кто это мычит?</text:p>
      <text:p text:style-name="P161"><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1">– О, духи предков, но зачем??? Почему у него кляп во рту?</text:p>
      <text:p text:style-name="P161">– Мы связали его. Он нас предал. И тебя. И Эквестрию. Всех.</text:p>
      <text:p text:style-name="P161">При этих словах Эпплджек и Флаттершай непонимающе уставились на меня, а Дискорд протестующе замычал.</text:p>
      <text:p text:style-name="P161">Я начал рассказывать о своих догадках, и непонимающее выражение на лицах девушек сменилось удивлением.</text:p>
      <text:p text:style-name="P16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1">– А зачем тогда ты приложила его книгой? – непонимающе уставился я на неё.</text:p>
      <text:p text:style-name="P161">– Потому что ты напал на него. Я и подумала — тебе виднее. И подсобила.</text:p>
      <text:p text:style-name="P161">Флаттершай отрицающе мотнула головой.</text:p>
      <text:p text:style-name="P161">– Не может Дискорд быть предателем. Он мой друг.</text:p>
      <text:p text:style-name="P161">Дискорд благодарственно замычал и закивал головой.</text:p>
      <text:p text:style-name="P16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1">Дискорд завёл глаза на лоб и обречённо завыл.</text:p>
      <text:p text:style-name="P161">– Макс, постой. Дай мне поговорить с ним. – сказала Селестия. – Не могу поверить, что Дискорд на такое пошёл.</text:p>
      <text:p text:style-name="P161">– Ну хорошо. Поговори. Послушаем, что он скажет.</text:p>
      <text:p text:style-name="P161">Я красноречиво покачал кулак перед его носом и вытащил кляп.</text:p>
      <text:p text:style-name="P161">...</text:p>
      <text:p text:style-name="P150">– Ффы, тьфу, пффф, пфу! <text:span text:style-name="T17">&lt;</text:span><text:span text:style-name="T37">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5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50">– Это я-то устраиваю цирк?!! ДА ТЫ НА СЕБЯ ПОСМОТРИ, КЛОУН!!! На людей кидаешься, чашками бросаешься, вон, мне нос разбил! Дерёшься...</text:p>
      <text:p text:style-name="P150">Я угрожающе поднёс тряпку к лицу Дискорда.</text:p>
      <text:p text:style-name="P150">– Ещё одно слово в таком тоне, и ты заткнёшься, а мы уйдём в Эквестрию без тебя!</text:p>
      <text:p text:style-name="P15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50">Дискорд демонстративно закрыл рот и посвистывая уставился в потолок.</text:p>
      <text:p text:style-name="P150">Разговор зашёл в тупик.</text:p>
      <text:p text:style-name="P153"/>
      <text:p text:style-name="P154">На мониторе высветился текст:</text:p>
      <text:p text:style-name="P15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4"/>
      <text:p text:style-name="P154"><text:soft-page-break/>Из колонок послышался лёгкий шорох.</text:p>
      <text:p text:style-name="P150">– Дик, сейчас не время для ссор. – голос Селестии был мягким, но настойчивым. – Мы в одной лодке.</text:p>
      <text:p text:style-name="P150">– Тебе легко говорить! Тебе не разбивали нос и не оскорбляли угрозами!</text:p>
      <text:p text:style-name="P150">– Ты должен понимать, что у Макса были все основания так себя вести. Твоё поведение вызвало подозрения у него, ведь он мало тебя знает. </text:p>
      <text:p text:style-name="P150">К уговорам Селестии присоединилась Флаттершай.</text:p>
      <text:p text:style-name="P150">– Дискорд, миленький, прости его. Макс хороший. Он просто не знал, что ты тоже хороший...</text:p>
      <text:p text:style-name="P150">У Дискорда покраснели уши и он засмущался и заворчал.</text:p>
      <text:p text:style-name="P15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50">Я пропустил «дятла» мимо ушей.</text:p>
      <text:p text:style-name="P15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51">***</text:p>
      <text:p text:style-name="P15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5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5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50">Потому разбрасываться такой возможностью не стоит. Если уж тебе повезло оказаться в новом мире — исследуй его сполна!..</text:p>
      <text:p text:style-name="P151">***</text:p>
      <text:p text:style-name="P156">&lt;<text:span text:style-name="T38">сюда можно вставить похождения Дискорда — вторая неопубликованная глава. Первая — секс с Селестией</text:span>&gt;</text:p>
      <text:p text:style-name="P151">***</text:p>
      <text:p text:style-name="P154">– Развяжите мне, наконец, руки! Или хотя бы одну. Плечами жестикулировать неудобно.... </text:p>
      <text:p text:style-name="P154">Я развязал Дискорду левую руку.</text:p>
      <text:p text:style-name="P15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4">Дискорд принялся разминать затёкшее запястье.</text:p>
      <text:p text:style-name="P15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54">– Какое письмо, Корди? – вскинулась до этого зачарованно слушавшая Дискорда Флаттершай.</text:p>
      <text:p text:style-name="P154">– Ну ваше же! Вы с Эпплджек написали мне о своих мытарствах тут. Вежливо так написали, спасибо...</text:p>
      <text:p text:style-name="P154">Флаттершай покрылась пунцовыми пятнами.</text:p>
      <text:p text:style-name="P154">– Я... Мы... – тут она совсем стушевалась.</text:p>
      <text:p text:style-name="P154">– Так а почему ты сказал, что никто не уйдёт в Эквестрию? – наконец перебила Дискорда скучавшая до этого Эпплджек.</text:p>
      <text:p text:style-name="P154">Дискорд уставился на неё долгим взглядом, а потом хлопнул себя по лбу.</text:p>
      <text:p text:style-name="P15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31">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3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54">– И что? – продолжила его мысль Эпплджек.</text:p>
      <text:p text:style-name="P154">– Эквестрийские <text:span text:style-name="T17">&lt;</text:span><text:span text:style-name="T37">три месяца</text:span><text:span text:style-name="T17">&gt;</text:span> КО-РО-ЧЕ местных. – с нажимом повторил Дискорд. – По моим подсчётам, на два дня.</text:p>
      <text:p text:style-name="P154">– И?!! – до меня уже дошло, но Эпплджек продолжала тупить.</text:p>
      <text:p text:style-name="P154">– Короче, времени у нас осталось что-то около пятнадцати минут. Или около того. – заявил Дискорд, поднеся к глазам запястье с массивными часами.</text:p>
      <text:p text:style-name="P154">– СКОЛЬКО??? – воскликнули хором я и девушки.</text:p>
      <text:p text:style-name="P154">Дискорд открыл было рот, но его слова заглушил звонок в дверь.</text:p>
      <text:p text:style-name="P154">– ОТКРОЙТЕ, ПОЛИЦИЯ! Вам даётся полминуты, чтобы открыть дверь. Через тридцать секунд дверь будет выбита!</text:p>
      <text:p text:style-name="P15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4">Блядь!</text:p>
      <text:p text:style-name="P154">– На крышу, живо!!! Через окно на кухне! – зашипел Дискорд, отчаянно дёргая узлы свободной рукой.</text:p>
      <text:p text:style-name="P154">Эпплджек, одной рукой сгребя в охапку ноутбук, второй увлекая Флаттершай, кинулась на кухню.</text:p>
      <text:p text:style-name="P154">– А толку? Куда мы с крыши денемся? – спросил я растерянно. Дискорд только раздражённо зарычал в ответ.</text:p>
      <text:p text:style-name="P150">Дверь содрогнулась от мощного удара. Послышался стук падающей штукатурки. Я сломя голову кинулся на кухню.</text:p>
      <text:p text:style-name="P150">– Развяжи меня, идиот!!! – гаркнул вдогонку Дискорд.</text:p>
      <text:p text:style-name="P15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50">– Давай на крышу! Я догоню! – рявкнул он, освобождая вторую руку.</text:p>
      <text:p text:style-name="P150">От второго удара дверная коробка крякнула и наполовину въехала в коридор. </text:p>
      <text:p text:style-name="P150"><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50">Верёвка в кухонном окне дёргалась от движений лезущих по ней Флатти и Эпплджек. Я словил её рукой и стал на подоконник.</text:p>
      <text:p text:style-name="P150">Чёрт!</text:p>
      <text:p text:style-name="P15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50">Но нет, триста тысяч чертей, раз девушки смогли – я тоже смогу!</text:p>
      <text:p text:style-name="P15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5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50">Я успел сократить расстояние до Эпплджек наполовину, когда девушки нашли решение.</text:p>
      <text:p text:style-name="P15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5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50">Я выдохнул.</text:p>
      <text:p text:style-name="P15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5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50">Чёрт! Чёрт! Чёрт! Чёрт!</text:p>
      <text:p text:style-name="P150">Бля!!!...</text:p>
      <text:p text:style-name="P150">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50"/>
      <text:h text:style-name="P192" text:outline-level="2"><text:soft-page-break/>Назад, в Эквестрию</text:h>
      <text:p text:style-name="P150"/>
      <text:p text:style-name="P150">Долго паниковать не пришлось. </text:p>
      <text:p text:style-name="P150">Я почувствовал сильный рывок за шиворот и захват поперёк груди. </text:p>
      <text:p text:style-name="P150">– ОТПУСТИ ДЕВЧОНКУ!!! – загрохотало мне в ухо. Я открыл глаза.</text:p>
      <text:p text:style-name="P15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50">Я чуть поднял глаза и уставился в чешуйчатую морду дракона.</text:p>
      <text:p text:style-name="P150">– Отпусти Эпплджек. Я её держу. – повторил Дискорд. – Мне сбалансироваться надо. Вы не такие уж и лёгкие.</text:p>
      <text:p text:style-name="P15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50">Наконец это ему удалось, и дальнейший подъём на крышу происходил в молчании.</text:p>
      <text:p text:style-name="P15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5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50">Флаттершай оторвала заплаканное лицо от моей ветровки.</text:p>
      <text:p text:style-name="P150">– Да-да, ты прав, Корди. Я готова.</text:p>
      <text:p text:style-name="P150">На длинной шее Дискорда разместились Эпплджек и Флаттершай. Я, для сохранения баланса, разместился позади крыльев.</text:p>
      <text:p text:style-name="P150">Дискорд расправил крылья и начал короткую пробежку к краю.</text:p>
      <text:p text:style-name="P15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50">И мы полетели навстречу закату.</text:p>
      <text:p text:style-name="P15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50">Впереди по курсу увеличивалась громада моей высотки. Дискорд летел прямо на разрыв в ограждении, который я проделал <text:span text:style-name="T17">&lt;</text:span><text:span text:style-name="T37">полгода</text:span><text:span text:style-name="T17">&gt;</text:span> назад своим проходом в Эквестрию.</text:p>
      <text:p text:style-name="P15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0">– Пристегните ремни! – проревел Дискорд, резко ускоряясь. – Будет весело!!!</text:p>
      <text:p text:style-name="P15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0">– ЙУУУУУУУХХХУУУУУ!!! – заорал Дискорд, сложил крылья и врезался в шар.</text:p>
      <text:p text:style-name="P155">&lt;<text:span text:style-name="T3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94" text:outline-level="1"><text:soft-page-break/>Беседа за столиком в ночи</text:h>
      <text:p text:style-name="P127">Из-за заинтересованности Эквуса в Максе, тому не приходится прилагать усилий для 34 — на что ему указывает Анакорн</text:p>
      <text:p text:style-name="P1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2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2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125"><text:span text:style-name="T1">– </text:span>Анакорн. <text:span text:style-name="T1">– о</text:span>трекомендовался он. <text:span text:style-name="T17">– </text:span><text:span text:style-name="T1">Демиург.</text:span></text:p>
      <text:p text:style-name="P125"><text:span text:style-name="T1">– </text:span>П-привет. Макс. <text:span text:style-name="T1">– в</text:span> смятении представился я.</text:p>
      <text:p text:style-name="P12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30"/>
      <text:p text:style-name="P125"><text:span text:style-name="T1">&lt;</text:span><text:span text:style-name="T3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30"/>
      <text:p text:style-name="P12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25"><text:span text:style-name="T1">Юноша</text:span> закинул ногу за ногу и пытливо смотрел на меня, играя карандашём .</text:p>
      <text:p text:style-name="P125"><text:soft-page-break/>Я совсем запутался.</text:p>
      <text:p text:style-name="P125"><text:span text:style-name="T1">– </text:span>Какая проблема? Какое решение? Кто ты <text:span text:style-name="T1">вообще</text:span>?</text:p>
      <text:p text:style-name="P125"><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1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30">– Стоп, не торопись. – у меня голова пошла кругом от информации. – Я ничего не понял. Какие-такие проблемы? Какие варианты? Зачем его поддерживать?</text:p>
      <text:p text:style-name="P130">Анакорн недовольно поморщился, но продолжил.</text:p>
      <text:p text:style-name="P1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3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3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30">На голограмме появилась солнечная система Эквуса. Почему-то в центре системы был сам Эквус. Вокруг него вращались солнце и луна.</text:p>
      <text:p text:style-name="P130">Анакорн плюхнулся обратно в кресло и схватился за голову. Потом, немного успокоившись, продолжил.</text:p>
      <text:p text:style-name="P1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30">Анакорн отпил из стакана и продолжил.</text:p>
      <text:p text:style-name="P13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2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8">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30">Анакорн постучал по столику указкой. Солнечная система увеличилась, оставив в поле зрения только шар Эквуса.</text:p>
      <text:p text:style-name="P1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8">старом аналоговом телевизоре.</text:span></text:p>
      <text:p text:style-name="P132">Ко мне наконец-то пришло понимание ситуации.</text:p>
      <text:p text:style-name="P13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30">Анакорн смутился.</text:p>
      <text:p text:style-name="P1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30">(<text:span text:style-name="T3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30"><text:span text:style-name="T35">– Сам ты раздолбай! – произнёс, наконец, Свирл</text:span>)</text:p>
      <text:p text:style-name="P130">… И создали вы его достаточно топорно — видишь, он трещит по швам.</text:p>
      <text:p text:style-name="P130">– Хмм. То есть, это брони создали Эквус?</text:p>
      <text:p text:style-name="P13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30">Я вспомнил события последнего года <text:span text:style-name="T17">&lt;</text:span>упомянуть в эпизоде на Терре, что МЛП-сериал закрылся год назад<text:span text:style-name="T17">&gt;</text:span></text:p>
      <text:p text:style-name="P1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30">Анакорн с такой силой сжал карандаш, что он хрустнул.</text:p>
      <text:p text:style-name="P1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3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27">– </text:p>
      <text:p text:style-name="P1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32">– Верни Рэйнбоу!!!</text:p>
      <text:p text:style-name="P132">Обломки карандаша выпали из кулака Анакорна на столик.</text:p>
      <text:p text:style-name="P132">– Э-э-э… м-м-м… ну-у-у... Нельзя сказать, что это совсем невыполнимо… Но, прямо скажу, задачка не для студента!</text:p>
      <text:p text:style-name="P132">– А ты студент?</text:p>
      <text:p text:style-name="P13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3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3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3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3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3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32">– Нет. Плата остаётся неизменной. Тут мы квиты. У меня тоже мало шансов помочь тебе — я не имею ни малейшего понятия, как это сделать.</text:p>
      <text:p text:style-name="P132">Ставшие почти прозрачными стены комнаты снова обрели материальность. Анакорн пожал плечами и протянул мне руку через столик.</text:p>
      <text:p text:style-name="P13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3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3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32">Я задумался.</text:p>
      <text:p text:style-name="P13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32">Анакорн почесал в затылке.</text:p>
      <text:p text:style-name="P132">– А кьютимарки? Как, <text:span text:style-name="T17">&lt;</text:span><text:span text:style-name="T40">чёрт</text:span><text:span text:style-name="T17">&gt;</text:span> меня побери, объяснить кьютимарки?</text:p>
      <text:p text:style-name="P132">– А кьютимарки ты сам даришь пони, когда распознаёшь их жизненное предназначение.</text:p>
      <text:p text:style-name="P13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32">Я пожал плечами.</text:p>
      <text:p text:style-name="P132">– А по-другому я не могу объяснить их появление. К сожалению.</text:p>
      <text:p text:style-name="P16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3">– Хорошо. Уболтал. Кьютимарки беру на себя. Так и знал, что мне самое трудное достанется!</text:p>
      <text:p text:style-name="P16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3">Анакорн проследил мой взгляд.</text:p>
      <text:p text:style-name="P163">– Нечего так смотреть. Если я стану применять магию вместо ловкости, теряется весь смысл упражнения... О, глянь-ка на Эквус!</text:p>
      <text:p text:style-name="P16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63"/>
      <text:p text:style-name="P165">Да, т<text:span text:style-name="T6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66"/>
      <text:p text:style-name="P16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5"/>
      <text:p text:style-name="P163">Я опять задумался. В голове было пусто. Хотя, если подумать с точки зрения программиста, можно... Наверное можно, раз все предыдущее прокатило...</text:p>
      <text:p text:style-name="P164">– <text:span text:style-name="T3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4">– Не понял? Это как? Как ты совместишь разрушенную магическими войнами Эквестрию с романтически-сексуальным раем для попаданцев?</text:p>
      <text:p text:style-name="P164"><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4">Анакорн долго мусолил карандаш, а потом вдруг заржал.</text:p>
      <text:p text:style-name="P164"><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4"><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64">Анакорн примирительно похлопал меня по плечу.</text:p>
      <text:p text:style-name="P164"><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4">Я подозрительно посмотрел на Анакорна.</text:p>
      <text:p text:style-name="P164"><text:span text:style-name="T17">– </text:span>Какой ещё, нафиг, «мой фанфик»? Я никакого фанфика не писал. И не собираюсь, вообще-то.</text:p>
      <text:p text:style-name="P164">Анакорн ехидно ухмыльнулся и откинулся в кресле, переплетя пальцы за затылком.</text:p>
      <text:p text:style-name="P164"><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63"><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3"><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3"><text:span text:style-name="T17">– </text:span>Факн щит<text:note text:id="ftn13" text:note-class="footnote"><text:note-citation>13</text:note-citation><text:note-body><text:p text:style-name="P15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3">Анакорн развёл руками.</text:p>
      <text:p text:style-name="P163"><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3">Анакорн, глядя на мои терзания, понимающе кивнул и продолжил.</text:p>
      <text:p text:style-name="P1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30">– Гм! Я бы попросил тебя не касаться моих отношений с Рэйнбоу!</text:p>
      <text:p text:style-name="P1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30">У меня сердце буквально ухнуло куда-то вниз, в область желудка.</text:p>
      <text:p text:style-name="P1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1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30">– Та ладно, не утешай. Я не маленький ребёнок. Долг платежом красен. Сделаю то, что ты хочешь. Как сумею.</text:p>
      <text:p text:style-name="P1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0">Анакорн наблюдал за мной без улыбки. По его нейтральному выражению лица невозможно было <text:soft-page-break/>догадаться, о чём он думает.</text:p>
      <text:p text:style-name="P130">– Ну вот и отлично. Рад, что мы наконец-то пришли к сделке.</text:p>
      <text:p text:style-name="P13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33">– Пора закругляться. Ты начинаешь сгорать. Надо утрясти последние детали, пока ещё есть пару минут.</text:p>
      <text:p text:style-name="P130">– Валяй. Я тебя внимательно слушаю.</text:p>
      <text:p text:style-name="P1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7">Такова природа низкоэнергетических монад</text:span>.</text:p>
      <text:p text:style-name="P130">– А я разве сплю?</text:p>
      <text:p text:style-name="P130">– Сейчас — нет. Но как только мы закроем сделку — проснёшься. Потому что нет иного способа вернуть тебя в реальный мир.</text:p>
      <text:p text:style-name="P130">– Эээ, постой. А как я в Эквестрию и обратно возвращался?</text:p>
      <text:p text:style-name="P1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30">Так вот, возвращать тебя обратно в твой мир я не буду. </text:p>
      <text:p text:style-name="P130">Во-первых, может возникнуть временная <text:span text:style-name="T17">&lt;</text:span><text:span text:style-name="T37">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30">– Ты ещё увидишь пару снов на прощание. Удачи!</text:p>
      <text:p text:style-name="P130"/>
      <text:p text:style-name="P131">***</text:p>
      <text:p text:style-name="P131"/>
      <text:p text:style-name="P130">&lt;<text:span text:style-name="T37">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30"/>
      <text:p text:style-name="P130">– Привет, Макс. – образ Селестии снова реял передо мной, как <text:span text:style-name="T17">&lt;</text:span><text:span text:style-name="T37">полгода</text:span><text:span text:style-name="T17">&gt;</text:span> назад. – Я хочу поблагодарить тебя за всё.</text:p>
      <text:p text:style-name="P130"><text:soft-page-break/>– Пожалста. – ответил я безучастно. – Всегда рад. Только Вам не нужно было ТАК распинаться, чтобы заручиться моей помощью.</text:p>
      <text:p text:style-name="P130">Селестия на мгновение смутилась, но продолжила.</text:p>
      <text:p text:style-name="P130">&lt;<text:span text:style-name="T37"> - Ты морочила мне яйца, чтобы заинтересовать? Всё, как Свирл указал?</text:span></text:p>
      <text:p text:style-name="P12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27">Я покачал головой.</text:p>
      <text:p text:style-name="P130"><text:span text:style-name="T3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30">– <text:s text:c="2"/>За благополучие Эквестрии я бы и не ТАК разопнулась.<text:span text:style-name="T17"> Я</text:span><text:span text:style-name="T3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3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50">Селестия кивнула, соглашаясь, и образ её начал меркнуть.</text:p>
      <text:p text:style-name="P155">– <text:span text:style-name="T1">Окей. Будь счастлив и... спасибо тебе за всё, Макс.</text:span></text:p>
      <text:p text:style-name="P150">…</text:p>
      <text:p text:style-name="P15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0">Он нахлобучил на себя невесть откуда взявшуюся двууголку.</text:p>
      <text:p text:style-name="P150">– Как вам это нравится, господа?! Дискорд — спаситель Эквестрии! А ведь звучит!!! Разрешите откланяться!..</text:p>
      <text:p text:style-name="P150"/>
      <text:list xml:id="list952153234854792163" text:style-name="L8">
        <text:list-header>
          <text:p text:style-name="P186">(<text:span text:style-name="T46">Луна — как повелительница снов, слышала разговор Макса с Анакорном</text:span>)</text:p>
          <text:p text:style-name="P187"/>
        </text:list-header>
      </text:list>
      <text:p text:style-name="P151">***</text:p>
      <text:p text:style-name="P125"><text:soft-page-break/><text:span text:style-name="T1">–</text:span> Ты?..</text:p>
      <text:p text:style-name="P125"><text:span text:style-name="T1">–</text:span> Ты??!</text:p>
      <text:p text:style-name="P125"><text:span text:style-name="T1">–</text:span> Ты мне снишься??</text:p>
      <text:p text:style-name="P125"><text:span text:style-name="T1">–</text:span> Это ты мне снишься!!</text:p>
      <text:p text:style-name="P125"><text:span text:style-name="T1">–</text:span> Неважно… Пусть мы друг-другу снимся… Ты как, Дэш?</text:p>
      <text:p text:style-name="P12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25"><text:span text:style-name="T1">–</text:span> И я в порядке. Вот, возвращаюсь в свой мир. Ну, не совсем в свой. Почти в свой.</text:p>
      <text:p text:style-name="P125"><text:span text:style-name="T1">–</text:span> Навсегда?</text:p>
      <text:p text:style-name="P125"><text:span text:style-name="T1">–</text:span> Скорее всего, да.</text:p>
      <text:p text:style-name="P125"><text:span text:style-name="T1">–</text:span> Это плохо. Я хотела тебе сказать…</text:p>
      <text:p text:style-name="P125"><text:span text:style-name="T1">–</text:span> Не надо, Дэш. Не стоит терзать себя. Мне тоже очень хотелось остаться. Но так надо. Мне очень жаль…</text:p>
      <text:p text:style-name="P12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2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2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2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2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25"><text:span text:style-name="T1">–</text:span> И тебя, и Твайлайт, и Рэрити, и Селестию, и всех-всех-всех… Таковы правила.</text:p>
      <text:p text:style-name="P125"><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125">Я опустил руку на шею Дэш и ощутил теплоту и лёгкое покалывание в пустоте.</text:p>
      <text:p text:style-name="P125"><text:span text:style-name="T17">–</text:span> Мне кажется, Дэш, <text:span text:style-name="T1">м</text:span>ы найдём способ связаться. Рано или поздно.</text:p>
      <text:p text:style-name="P125"><text:span text:style-name="T1">–</text:span> И лучше рано, чем поздно! Я не люблю ждать!</text:p>
      <text:p text:style-name="P125"><text:span text:style-name="T1">–</text:span> Да, Дэш. <text:span text:style-name="T1">–</text:span> её образ начал таять. <text:span text:style-name="T1">–</text:span> Да, я помню. Я всё ещё помню…</text:p>
      <text:p text:style-name="P125"/>
      <text:h text:style-name="P192" text:outline-level="2">Земля</text:h>
      <text:p text:style-name="P128">Музыкальная тема из бегущего по лезвию бритвы — <text:span text:style-name="T17">Mission impossible</text:span></text:p>
      <text:p text:style-name="P129">&lt;Ужас возвращения из тёплого волшебного мира друзей в холодную скучную реальность.&gt;</text:p>
      <text:p text:style-name="P12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2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2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24">Доставая из стола ключи от машины, опять наткнулся взглядом на эскиз.</text:p>
      <text:p text:style-name="P12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4">Назову-ка я фантазию «Последний фанфик».</text:p>
      <text:p text:style-name="P124"/>
      <text:p text:style-name="P124"/>
      <text:p text:style-name="P124"/>
      <text:p text:style-name="P125"/>
      <text:p text:style-name="P125"/>
      <text:p text:style-name="P125"/>
      <text:p text:style-name="P125"/>
      <text:p text:style-name="P125"/>
      <text:p text:style-name="P125"/>
      <text:p text:style-name="P125"/>
      <text:p text:style-name="P12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25"/>
      <text:p text:style-name="P12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25"><text:soft-page-break/></text:p>
      <text:p text:style-name="P125"/>
      <text:p text:style-name="P125"/>
      <text:p text:style-name="P125"/>
      <text:p text:style-name="P10"/>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8">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37">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
      <text:p text:style-name="P2"/>
      <text:p text:style-name="P119">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4T18:12:30.407221738</dc:date>
    <meta:editing-duration>P67DT22H19S</meta:editing-duration>
    <meta:editing-cycles>3266</meta:editing-cycles>
    <meta:generator>LibreOffice/5.0.2.2$Linux_X86_64 LibreOffice_project/00m0$Build-2</meta:generator>
    <meta:document-statistic meta:table-count="0" meta:image-count="0" meta:object-count="0" meta:page-count="142" meta:paragraph-count="2903" meta:word-count="65671" meta:character-count="436690" meta:non-whitespace-character-count="370693"/>
  </office:meta>
</office:document-meta>
</file>